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248in" svg:y="80.7504in">
            <draw:object draw:notify-on-update-of-ranges="Sheet1.C2:Sheet1.C471 Sheet1.D2:Sheet1.D4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96" calcext:value-type="float">
            <text:p>34.696</text:p>
          </table:table-cell>
          <table:table-cell office:value-type="float" office:value="0.525" calcext:value-type="float">
            <text:p>0.52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982" calcext:value-type="float">
            <text:p>29.982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31" calcext:value-type="float">
            <text:p>29.531</text:p>
          </table:table-cell>
          <table:table-cell office:value-type="float" office:value="1.175" calcext:value-type="float">
            <text:p>1.17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431" calcext:value-type="float">
            <text:p>33.431</text:p>
          </table:table-cell>
          <table:table-cell office:value-type="float" office:value="1.475" calcext:value-type="float">
            <text:p>1.475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236" calcext:value-type="float">
            <text:p>33.236</text:p>
          </table:table-cell>
          <table:table-cell office:value-type="float" office:value="1.82855" calcext:value-type="float">
            <text:p>1.82855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878" calcext:value-type="float">
            <text:p>30.878</text:p>
          </table:table-cell>
          <table:table-cell office:value-type="float" office:value="2.09431" calcext:value-type="float">
            <text:p>2.09431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094" calcext:value-type="float">
            <text:p>32.094</text:p>
          </table:table-cell>
          <table:table-cell office:value-type="float" office:value="2.47592" calcext:value-type="float">
            <text:p>2.47592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368" calcext:value-type="float">
            <text:p>35.368</text:p>
          </table:table-cell>
          <table:table-cell office:value-type="float" office:value="2.82947" calcext:value-type="float">
            <text:p>2.82947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375" calcext:value-type="float">
            <text:p>33.375</text:p>
          </table:table-cell>
          <table:table-cell office:value-type="float" office:value="3.12947" calcext:value-type="float">
            <text:p>3.12947</text:p>
          </table:table-cell>
          <table:table-cell office:value-type="float" office:value="11.0525" calcext:value-type="float">
            <text:p>11.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18" calcext:value-type="float">
            <text:p>34.18</text:p>
          </table:table-cell>
          <table:table-cell office:value-type="float" office:value="3.42209" calcext:value-type="float">
            <text:p>3.42209</text:p>
          </table:table-cell>
          <table:table-cell office:value-type="float" office:value="11.6275" calcext:value-type="float">
            <text:p>11.6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56" calcext:value-type="float">
            <text:p>35.756</text:p>
          </table:table-cell>
          <table:table-cell office:value-type="float" office:value="3.72623" calcext:value-type="float">
            <text:p>3.72623</text:p>
          </table:table-cell>
          <table:table-cell office:value-type="float" office:value="12.285" calcext:value-type="float">
            <text:p>12.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811" calcext:value-type="float">
            <text:p>34.811</text:p>
          </table:table-cell>
          <table:table-cell office:value-type="float" office:value="4.07623" calcext:value-type="float">
            <text:p>4.07623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96" calcext:value-type="float">
            <text:p>35.96</text:p>
          </table:table-cell>
          <table:table-cell office:value-type="float" office:value="4.42623" calcext:value-type="float">
            <text:p>4.426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14" calcext:value-type="float">
            <text:p>46.14</text:p>
          </table:table-cell>
          <table:table-cell office:value-type="float" office:value="4.75123" calcext:value-type="float">
            <text:p>4.75123</text:p>
          </table:table-cell>
          <table:table-cell office:value-type="float" office:value="23.685" calcext:value-type="float">
            <text:p>23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562" calcext:value-type="float">
            <text:p>44.562</text:p>
          </table:table-cell>
          <table:table-cell office:value-type="float" office:value="5.10212" calcext:value-type="float">
            <text:p>5.10212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.706" calcext:value-type="float">
            <text:p>46.706</text:p>
          </table:table-cell>
          <table:table-cell office:value-type="float" office:value="5.45212" calcext:value-type="float">
            <text:p>5.45212</text:p>
          </table:table-cell>
          <table:table-cell office:value-type="float" office:value="29.305" calcext:value-type="float">
            <text:p>29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085" calcext:value-type="float">
            <text:p>42.085</text:p>
          </table:table-cell>
          <table:table-cell office:value-type="float" office:value="5.70337" calcext:value-type="float">
            <text:p>5.70337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.955" calcext:value-type="float">
            <text:p>51.955</text:p>
          </table:table-cell>
          <table:table-cell office:value-type="float" office:value="6.02352" calcext:value-type="float">
            <text:p>6.02352</text:p>
          </table:table-cell>
          <table:table-cell office:value-type="float" office:value="32.71" calcext:value-type="float">
            <text:p>3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416" calcext:value-type="float">
            <text:p>53.416</text:p>
          </table:table-cell>
          <table:table-cell office:value-type="float" office:value="6.21392" calcext:value-type="float">
            <text:p>6.21392</text:p>
          </table:table-cell>
          <table:table-cell office:value-type="float" office:value="35.01" calcext:value-type="float">
            <text:p>3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646" calcext:value-type="float">
            <text:p>49.646</text:p>
          </table:table-cell>
          <table:table-cell office:value-type="float" office:value="6.48892" calcext:value-type="float">
            <text:p>6.48892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587" calcext:value-type="float">
            <text:p>57.587</text:p>
          </table:table-cell>
          <table:table-cell office:value-type="float" office:value="6.73892" calcext:value-type="float">
            <text:p>6.73892</text:p>
          </table:table-cell>
          <table:table-cell office:value-type="float" office:value="49.625" calcext:value-type="float">
            <text:p>49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862" calcext:value-type="float">
            <text:p>51.862</text:p>
          </table:table-cell>
          <table:table-cell office:value-type="float" office:value="6.98892" calcext:value-type="float">
            <text:p>6.98892</text:p>
          </table:table-cell>
          <table:table-cell office:value-type="float" office:value="52.33" calcext:value-type="float">
            <text:p>5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921" calcext:value-type="float">
            <text:p>53.921</text:p>
          </table:table-cell>
          <table:table-cell office:value-type="float" office:value="7.23892" calcext:value-type="float">
            <text:p>7.23892</text:p>
          </table:table-cell>
          <table:table-cell office:value-type="float" office:value="54.31" calcext:value-type="float">
            <text:p>5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015" calcext:value-type="float">
            <text:p>54.015</text:p>
          </table:table-cell>
          <table:table-cell office:value-type="float" office:value="7.48892" calcext:value-type="float">
            <text:p>7.48892</text:p>
          </table:table-cell>
          <table:table-cell office:value-type="float" office:value="55.5875" calcext:value-type="float">
            <text:p>55.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28" calcext:value-type="float">
            <text:p>53.28</text:p>
          </table:table-cell>
          <table:table-cell office:value-type="float" office:value="7.83892" calcext:value-type="float">
            <text:p>7.83892</text:p>
          </table:table-cell>
          <table:table-cell office:value-type="float" office:value="55.5775" calcext:value-type="float">
            <text:p>55.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341" calcext:value-type="float">
            <text:p>53.341</text:p>
          </table:table-cell>
          <table:table-cell office:value-type="float" office:value="8.18892" calcext:value-type="float">
            <text:p>8.18892</text:p>
          </table:table-cell>
          <table:table-cell office:value-type="float" office:value="56.5675" calcext:value-type="float">
            <text:p>56.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537" calcext:value-type="float">
            <text:p>49.537</text:p>
          </table:table-cell>
          <table:table-cell office:value-type="float" office:value="8.56392" calcext:value-type="float">
            <text:p>8.56392</text:p>
          </table:table-cell>
          <table:table-cell office:value-type="float" office:value="56.4725" calcext:value-type="float">
            <text:p>56.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154" calcext:value-type="float">
            <text:p>54.154</text:p>
          </table:table-cell>
          <table:table-cell office:value-type="float" office:value="8.91392" calcext:value-type="float">
            <text:p>8.91392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724" calcext:value-type="float">
            <text:p>52.724</text:p>
          </table:table-cell>
          <table:table-cell office:value-type="float" office:value="9.16887" calcext:value-type="float">
            <text:p>9.16887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099" calcext:value-type="float">
            <text:p>54.099</text:p>
          </table:table-cell>
          <table:table-cell office:value-type="float" office:value="9.45171" calcext:value-type="float">
            <text:p>9.45171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03" calcext:value-type="float">
            <text:p>51.703</text:p>
          </table:table-cell>
          <table:table-cell office:value-type="float" office:value="9.72097" calcext:value-type="float">
            <text:p>9.72097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754" calcext:value-type="float">
            <text:p>57.754</text:p>
          </table:table-cell>
          <table:table-cell office:value-type="float" office:value="9.94458" calcext:value-type="float">
            <text:p>9.9445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133" calcext:value-type="float">
            <text:p>51.133</text:p>
          </table:table-cell>
          <table:table-cell office:value-type="float" office:value="10.2056" calcext:value-type="float">
            <text:p>10.205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563" calcext:value-type="float">
            <text:p>48.563</text:p>
          </table:table-cell>
          <table:table-cell office:value-type="float" office:value="10.4071" calcext:value-type="float">
            <text:p>10.4071</text:p>
          </table:table-cell>
          <table:table-cell office:value-type="float" office:value="56.445" calcext:value-type="float">
            <text:p>56.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735" calcext:value-type="float">
            <text:p>49.735</text:p>
          </table:table-cell>
          <table:table-cell office:value-type="float" office:value="10.6686" calcext:value-type="float">
            <text:p>10.668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935" calcext:value-type="float">
            <text:p>49.935</text:p>
          </table:table-cell>
          <table:table-cell office:value-type="float" office:value="10.9708" calcext:value-type="float">
            <text:p>10.970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.818" calcext:value-type="float">
            <text:p>51.818</text:p>
          </table:table-cell>
          <table:table-cell office:value-type="float" office:value="11.1769" calcext:value-type="float">
            <text:p>11.1769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312" calcext:value-type="float">
            <text:p>49.312</text:p>
          </table:table-cell>
          <table:table-cell office:value-type="float" office:value="11.4462" calcext:value-type="float">
            <text:p>11.4462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.482" calcext:value-type="float">
            <text:p>64.482</text:p>
          </table:table-cell>
          <table:table-cell office:value-type="float" office:value="11.7554" calcext:value-type="float">
            <text:p>11.7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1" calcext:value-type="float">
            <text:p>56.1</text:p>
          </table:table-cell>
          <table:table-cell office:value-type="float" office:value="11.9554" calcext:value-type="float">
            <text:p>11.9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176" calcext:value-type="float">
            <text:p>51.176</text:p>
          </table:table-cell>
          <table:table-cell office:value-type="float" office:value="12.3134" calcext:value-type="float">
            <text:p>12.3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.446" calcext:value-type="float">
            <text:p>48.446</text:p>
          </table:table-cell>
          <table:table-cell office:value-type="float" office:value="12.5634" calcext:value-type="float">
            <text:p>12.56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443" calcext:value-type="float">
            <text:p>57.443</text:p>
          </table:table-cell>
          <table:table-cell office:value-type="float" office:value="12.9134" calcext:value-type="float">
            <text:p>12.9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.295" calcext:value-type="float">
            <text:p>49.295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984" calcext:value-type="float">
            <text:p>65.984</text:p>
          </table:table-cell>
          <table:table-cell office:value-type="float" office:value="13.5884" calcext:value-type="float">
            <text:p>13.588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643" calcext:value-type="float">
            <text:p>59.643</text:p>
          </table:table-cell>
          <table:table-cell office:value-type="float" office:value="14.0502" calcext:value-type="float">
            <text:p>14.0502</text:p>
          </table:table-cell>
          <table:table-cell office:value-type="float" office:value="58.005" calcext:value-type="float">
            <text:p>58.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771" calcext:value-type="float">
            <text:p>49.771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58.875" calcext:value-type="float">
            <text:p>58.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265" calcext:value-type="float">
            <text:p>50.265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425" calcext:value-type="float">
            <text:p>53.425</text:p>
          </table:table-cell>
          <table:table-cell office:value-type="float" office:value="14.9239" calcext:value-type="float">
            <text:p>14.9239</text:p>
          </table:table-cell>
          <table:table-cell office:value-type="float" office:value="59.7825" calcext:value-type="float">
            <text:p>59.7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.951" calcext:value-type="float">
            <text:p>55.951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59.7625" calcext:value-type="float">
            <text:p>59.7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747" calcext:value-type="float">
            <text:p>52.747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.515" calcext:value-type="float">
            <text:p>58.515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60.2775" calcext:value-type="float">
            <text:p>60.2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.875" calcext:value-type="float">
            <text:p>56.875</text:p>
          </table:table-cell>
          <table:table-cell office:value-type="float" office:value="16.202" calcext:value-type="float">
            <text:p>16.20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012" calcext:value-type="float">
            <text:p>53.012</text:p>
          </table:table-cell>
          <table:table-cell office:value-type="float" office:value="16.452" calcext:value-type="float">
            <text:p>16.45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261" calcext:value-type="float">
            <text:p>57.261</text:p>
          </table:table-cell>
          <table:table-cell office:value-type="float" office:value="16.752" calcext:value-type="float">
            <text:p>16.752</text:p>
          </table:table-cell>
          <table:table-cell office:value-type="float" office:value="61.3825" calcext:value-type="float">
            <text:p>61.3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.189" calcext:value-type="float">
            <text:p>62.189</text:p>
          </table:table-cell>
          <table:table-cell office:value-type="float" office:value="17.0531" calcext:value-type="float">
            <text:p>17.0531</text:p>
          </table:table-cell>
          <table:table-cell office:value-type="float" office:value="61.38" calcext:value-type="float">
            <text:p>6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.362" calcext:value-type="float">
            <text:p>55.362</text:p>
          </table:table-cell>
          <table:table-cell office:value-type="float" office:value="17.4066" calcext:value-type="float">
            <text:p>17.4066</text:p>
          </table:table-cell>
          <table:table-cell office:value-type="float" office:value="61.375" calcext:value-type="float">
            <text:p>61.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094" calcext:value-type="float">
            <text:p>59.094</text:p>
          </table:table-cell>
          <table:table-cell office:value-type="float" office:value="17.664" calcext:value-type="float">
            <text:p>17.664</text:p>
          </table:table-cell>
          <table:table-cell office:value-type="float" office:value="61.8325" calcext:value-type="float">
            <text:p>61.8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383" calcext:value-type="float">
            <text:p>65.383</text:p>
          </table:table-cell>
          <table:table-cell office:value-type="float" office:value="17.989" calcext:value-type="float">
            <text:p>17.989</text:p>
          </table:table-cell>
          <table:table-cell office:value-type="float" office:value="62.2575" calcext:value-type="float">
            <text:p>62.2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706" calcext:value-type="float">
            <text:p>58.706</text:p>
          </table:table-cell>
          <table:table-cell office:value-type="float" office:value="18.389" calcext:value-type="float">
            <text:p>18.389</text:p>
          </table:table-cell>
          <table:table-cell office:value-type="float" office:value="62.835" calcext:value-type="float">
            <text:p>62.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18" calcext:value-type="float">
            <text:p>56.18</text:p>
          </table:table-cell>
          <table:table-cell office:value-type="float" office:value="18.814" calcext:value-type="float">
            <text:p>18.814</text:p>
          </table:table-cell>
          <table:table-cell office:value-type="float" office:value="66.21" calcext:value-type="float">
            <text:p>66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706" calcext:value-type="float">
            <text:p>59.706</text:p>
          </table:table-cell>
          <table:table-cell office:value-type="float" office:value="19.189" calcext:value-type="float">
            <text:p>19.189</text:p>
          </table:table-cell>
          <table:table-cell office:value-type="float" office:value="66.695" calcext:value-type="float">
            <text:p>66.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718" calcext:value-type="float">
            <text:p>63.718</text:p>
          </table:table-cell>
          <table:table-cell office:value-type="float" office:value="19.539" calcext:value-type="float">
            <text:p>19.539</text:p>
          </table:table-cell>
          <table:table-cell office:value-type="float" office:value="67.2725" calcext:value-type="float">
            <text:p>67.2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.225" calcext:value-type="float">
            <text:p>59.225</text:p>
          </table:table-cell>
          <table:table-cell office:value-type="float" office:value="19.946" calcext:value-type="float">
            <text:p>19.946</text:p>
          </table:table-cell>
          <table:table-cell office:value-type="float" office:value="70.075" calcext:value-type="float">
            <text:p>70.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879" calcext:value-type="float">
            <text:p>61.879</text:p>
          </table:table-cell>
          <table:table-cell office:value-type="float" office:value="20.1596" calcext:value-type="float">
            <text:p>20.1596</text:p>
          </table:table-cell>
          <table:table-cell office:value-type="float" office:value="70.3075" calcext:value-type="float">
            <text:p>70.3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392" calcext:value-type="float">
            <text:p>73.392</text:p>
          </table:table-cell>
          <table:table-cell office:value-type="float" office:value="20.4596" calcext:value-type="float">
            <text:p>20.4596</text:p>
          </table:table-cell>
          <table:table-cell office:value-type="float" office:value="71.515" calcext:value-type="float">
            <text:p>71.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299" calcext:value-type="float">
            <text:p>71.299</text:p>
          </table:table-cell>
          <table:table-cell office:value-type="float" office:value="20.8096" calcext:value-type="float">
            <text:p>20.8096</text:p>
          </table:table-cell>
          <table:table-cell office:value-type="float" office:value="72.6225" calcext:value-type="float">
            <text:p>72.6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.323" calcext:value-type="float">
            <text:p>64.323</text:p>
          </table:table-cell>
          <table:table-cell office:value-type="float" office:value="21.1596" calcext:value-type="float">
            <text:p>21.1596</text:p>
          </table:table-cell>
          <table:table-cell office:value-type="float" office:value="72.5725" calcext:value-type="float">
            <text:p>72.5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.909" calcext:value-type="float">
            <text:p>76.909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74.1925" calcext:value-type="float">
            <text:p>74.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241" calcext:value-type="float">
            <text:p>86.241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74.6425" calcext:value-type="float">
            <text:p>74.6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886" calcext:value-type="float">
            <text:p>65.886</text:p>
          </table:table-cell>
          <table:table-cell office:value-type="float" office:value="22.1736" calcext:value-type="float">
            <text:p>22.1736</text:p>
          </table:table-cell>
          <table:table-cell office:value-type="float" office:value="75.0975" calcext:value-type="float">
            <text:p>75.09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284" calcext:value-type="float">
            <text:p>67.284</text:p>
          </table:table-cell>
          <table:table-cell office:value-type="float" office:value="22.5641" calcext:value-type="float">
            <text:p>22.5641</text:p>
          </table:table-cell>
          <table:table-cell office:value-type="float" office:value="74.94" calcext:value-type="float">
            <text:p>74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423" calcext:value-type="float">
            <text:p>71.423</text:p>
          </table:table-cell>
          <table:table-cell office:value-type="float" office:value="22.7099" calcext:value-type="float">
            <text:p>22.7099</text:p>
          </table:table-cell>
          <table:table-cell office:value-type="float" office:value="74.9325" calcext:value-type="float">
            <text:p>74.9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881" calcext:value-type="float">
            <text:p>73.881</text:p>
          </table:table-cell>
          <table:table-cell office:value-type="float" office:value="23.0739" calcext:value-type="float">
            <text:p>23.0739</text:p>
          </table:table-cell>
          <table:table-cell office:value-type="float" office:value="76.3325" calcext:value-type="float">
            <text:p>76.3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.304" calcext:value-type="float">
            <text:p>62.304</text:p>
          </table:table-cell>
          <table:table-cell office:value-type="float" office:value="23.4239" calcext:value-type="float">
            <text:p>23.4239</text:p>
          </table:table-cell>
          <table:table-cell office:value-type="float" office:value="76.33" calcext:value-type="float">
            <text:p>76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.304" calcext:value-type="float">
            <text:p>61.304</text:p>
          </table:table-cell>
          <table:table-cell office:value-type="float" office:value="23.6788" calcext:value-type="float">
            <text:p>23.6788</text:p>
          </table:table-cell>
          <table:table-cell office:value-type="float" office:value="76.8075" calcext:value-type="float">
            <text:p>76.8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.821" calcext:value-type="float">
            <text:p>66.821</text:p>
          </table:table-cell>
          <table:table-cell office:value-type="float" office:value="23.9481" calcext:value-type="float">
            <text:p>23.9481</text:p>
          </table:table-cell>
          <table:table-cell office:value-type="float" office:value="79.675" calcext:value-type="float">
            <text:p>79.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37" calcext:value-type="float">
            <text:p>67.37</text:p>
          </table:table-cell>
          <table:table-cell office:value-type="float" office:value="24.2481" calcext:value-type="float">
            <text:p>24.2481</text:p>
          </table:table-cell>
          <table:table-cell office:value-type="float" office:value="81.0175" calcext:value-type="float">
            <text:p>81.0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255" calcext:value-type="float">
            <text:p>75.255</text:p>
          </table:table-cell>
          <table:table-cell office:value-type="float" office:value="24.5481" calcext:value-type="float">
            <text:p>24.5481</text:p>
          </table:table-cell>
          <table:table-cell office:value-type="float" office:value="81.07" calcext:value-type="float">
            <text:p>81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58" calcext:value-type="float">
            <text:p>63.758</text:p>
          </table:table-cell>
          <table:table-cell office:value-type="float" office:value="24.8491" calcext:value-type="float">
            <text:p>24.8491</text:p>
          </table:table-cell>
          <table:table-cell office:value-type="float" office:value="81.955" calcext:value-type="float">
            <text:p>81.9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36" calcext:value-type="float">
            <text:p>69.36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81.765" calcext:value-type="float">
            <text:p>81.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.888" calcext:value-type="float">
            <text:p>67.888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82.835" calcext:value-type="float">
            <text:p>82.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.158" calcext:value-type="float">
            <text:p>80.158</text:p>
          </table:table-cell>
          <table:table-cell office:value-type="float" office:value="25.7012" calcext:value-type="float">
            <text:p>25.7012</text:p>
          </table:table-cell>
          <table:table-cell office:value-type="float" office:value="82.8325" calcext:value-type="float">
            <text:p>82.8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74" calcext:value-type="float">
            <text:p>65.974</text:p>
          </table:table-cell>
          <table:table-cell office:value-type="float" office:value="26.0366" calcext:value-type="float">
            <text:p>26.03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.577" calcext:value-type="float">
            <text:p>72.577</text:p>
          </table:table-cell>
          <table:table-cell office:value-type="float" office:value="26.2616" calcext:value-type="float">
            <text:p>26.261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.342" calcext:value-type="float">
            <text:p>71.342</text:p>
          </table:table-cell>
          <table:table-cell office:value-type="float" office:value="26.5866" calcext:value-type="float">
            <text:p>26.58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.715" calcext:value-type="float">
            <text:p>76.715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83.525" calcext:value-type="float">
            <text:p>83.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.76" calcext:value-type="float">
            <text:p>80.76</text:p>
          </table:table-cell>
          <table:table-cell office:value-type="float" office:value="27.2116" calcext:value-type="float">
            <text:p>27.2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197" calcext:value-type="float">
            <text:p>70.197</text:p>
          </table:table-cell>
          <table:table-cell office:value-type="float" office:value="27.5616" calcext:value-type="float">
            <text:p>27.56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.911" calcext:value-type="float">
            <text:p>73.911</text:p>
          </table:table-cell>
          <table:table-cell office:value-type="float" office:value="27.8116" calcext:value-type="float">
            <text:p>27.8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.325" calcext:value-type="float">
            <text:p>67.325</text:p>
          </table:table-cell>
          <table:table-cell office:value-type="float" office:value="28.148" calcext:value-type="float">
            <text:p>28.148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.726" calcext:value-type="float">
            <text:p>68.726</text:p>
          </table:table-cell>
          <table:table-cell office:value-type="float" office:value="28.449" calcext:value-type="float">
            <text:p>28.449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.081" calcext:value-type="float">
            <text:p>72.081</text:p>
          </table:table-cell>
          <table:table-cell office:value-type="float" office:value="28.7064" calcext:value-type="float">
            <text:p>28.7064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.099" calcext:value-type="float">
            <text:p>82.099</text:p>
          </table:table-cell>
          <table:table-cell office:value-type="float" office:value="28.9814" calcext:value-type="float">
            <text:p>28.9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.175" calcext:value-type="float">
            <text:p>76.175</text:p>
          </table:table-cell>
          <table:table-cell office:value-type="float" office:value="29.2814" calcext:value-type="float">
            <text:p>29.2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" calcext:value-type="float">
            <text:p>69.27</text:p>
          </table:table-cell>
          <table:table-cell office:value-type="float" office:value="29.5314" calcext:value-type="float">
            <text:p>29.53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.067" calcext:value-type="float">
            <text:p>83.067</text:p>
          </table:table-cell>
          <table:table-cell office:value-type="float" office:value="29.8894" calcext:value-type="float">
            <text:p>29.889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.804" calcext:value-type="float">
            <text:p>74.804</text:p>
          </table:table-cell>
          <table:table-cell office:value-type="float" office:value="30.1394" calcext:value-type="float">
            <text:p>30.1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.686" calcext:value-type="float">
            <text:p>69.686</text:p>
          </table:table-cell>
          <table:table-cell office:value-type="float" office:value="30.5394" calcext:value-type="float">
            <text:p>30.5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514" calcext:value-type="float">
            <text:p>76.514</text:p>
          </table:table-cell>
          <table:table-cell office:value-type="float" office:value="30.9394" calcext:value-type="float">
            <text:p>30.9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.444" calcext:value-type="float">
            <text:p>72.444</text:p>
          </table:table-cell>
          <table:table-cell office:value-type="float" office:value="31.2947" calcext:value-type="float">
            <text:p>31.2947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.812" calcext:value-type="float">
            <text:p>63.812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.03" calcext:value-type="float">
            <text:p>74.03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.099" calcext:value-type="float">
            <text:p>83.099</text:p>
          </table:table-cell>
          <table:table-cell office:value-type="float" office:value="31.8918" calcext:value-type="float">
            <text:p>31.8918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.771" calcext:value-type="float">
            <text:p>105.771</text:p>
          </table:table-cell>
          <table:table-cell office:value-type="float" office:value="32.1646" calcext:value-type="float">
            <text:p>32.1646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.305" calcext:value-type="float">
            <text:p>77.305</text:p>
          </table:table-cell>
          <table:table-cell office:value-type="float" office:value="32.3694" calcext:value-type="float">
            <text:p>32.3694</text:p>
          </table:table-cell>
          <table:table-cell office:value-type="float" office:value="83.92" calcext:value-type="float">
            <text:p>83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.686" calcext:value-type="float">
            <text:p>99.686</text:p>
          </table:table-cell>
          <table:table-cell office:value-type="float" office:value="32.7085" calcext:value-type="float">
            <text:p>32.7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.049" calcext:value-type="float">
            <text:p>97.049</text:p>
          </table:table-cell>
          <table:table-cell office:value-type="float" office:value="32.9085" calcext:value-type="float">
            <text:p>32.9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.998" calcext:value-type="float">
            <text:p>80.998</text:p>
          </table:table-cell>
          <table:table-cell office:value-type="float" office:value="33.2085" calcext:value-type="float">
            <text:p>33.2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.512" calcext:value-type="float">
            <text:p>91.512</text:p>
          </table:table-cell>
          <table:table-cell office:value-type="float" office:value="33.5085" calcext:value-type="float">
            <text:p>33.5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.156" calcext:value-type="float">
            <text:p>87.156</text:p>
          </table:table-cell>
          <table:table-cell office:value-type="float" office:value="33.8085" calcext:value-type="float">
            <text:p>33.808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.569" calcext:value-type="float">
            <text:p>67.569</text:p>
          </table:table-cell>
          <table:table-cell office:value-type="float" office:value="34.0835" calcext:value-type="float">
            <text:p>34.083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.248" calcext:value-type="float">
            <text:p>67.248</text:p>
          </table:table-cell>
          <table:table-cell office:value-type="float" office:value="34.2739" calcext:value-type="float">
            <text:p>34.2739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37" calcext:value-type="float">
            <text:p>65.437</text:p>
          </table:table-cell>
          <table:table-cell office:value-type="float" office:value="34.4875" calcext:value-type="float">
            <text:p>34.487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.318" calcext:value-type="float">
            <text:p>66.318</text:p>
          </table:table-cell>
          <table:table-cell office:value-type="float" office:value="34.7485" calcext:value-type="float">
            <text:p>34.74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327" calcext:value-type="float">
            <text:p>68.327</text:p>
          </table:table-cell>
          <table:table-cell office:value-type="float" office:value="35.0985" calcext:value-type="float">
            <text:p>35.09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2.941" calcext:value-type="float">
            <text:p>62.941</text:p>
          </table:table-cell>
          <table:table-cell office:value-type="float" office:value="35.4147" calcext:value-type="float">
            <text:p>35.4147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.29" calcext:value-type="float">
            <text:p>63.29</text:p>
          </table:table-cell>
          <table:table-cell office:value-type="float" office:value="35.751" calcext:value-type="float">
            <text:p>35.751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.396" calcext:value-type="float">
            <text:p>103.396</text:p>
          </table:table-cell>
          <table:table-cell office:value-type="float" office:value="35.9523" calcext:value-type="float">
            <text:p>35.9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894" calcext:value-type="float">
            <text:p>70.894</text:p>
          </table:table-cell>
          <table:table-cell office:value-type="float" office:value="36.3023" calcext:value-type="float">
            <text:p>36.30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.645" calcext:value-type="float">
            <text:p>63.645</text:p>
          </table:table-cell>
          <table:table-cell office:value-type="float" office:value="36.6523" calcext:value-type="float">
            <text:p>36.6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.559" calcext:value-type="float">
            <text:p>96.559</text:p>
          </table:table-cell>
          <table:table-cell office:value-type="float" office:value="36.9523" calcext:value-type="float">
            <text:p>36.9523</text:p>
          </table:table-cell>
          <table:table-cell office:value-type="float" office:value="84.265" calcext:value-type="float">
            <text:p>84.2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6.521" calcext:value-type="float">
            <text:p>66.521</text:p>
          </table:table-cell>
          <table:table-cell office:value-type="float" office:value="37.3269" calcext:value-type="float">
            <text:p>37.3269</text:p>
          </table:table-cell>
          <table:table-cell office:value-type="float" office:value="84.5975" calcext:value-type="float">
            <text:p>84.59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.824" calcext:value-type="float">
            <text:p>70.824</text:p>
          </table:table-cell>
          <table:table-cell office:value-type="float" office:value="37.6269" calcext:value-type="float">
            <text:p>37.6269</text:p>
          </table:table-cell>
          <table:table-cell office:value-type="float" office:value="85.185" calcext:value-type="float">
            <text:p>85.1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.17" calcext:value-type="float">
            <text:p>66.17</text:p>
          </table:table-cell>
          <table:table-cell office:value-type="float" office:value="37.9235" calcext:value-type="float">
            <text:p>37.9235</text:p>
          </table:table-cell>
          <table:table-cell office:value-type="float" office:value="84.88" calcext:value-type="float">
            <text:p>84.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404" calcext:value-type="float">
            <text:p>65.404</text:p>
          </table:table-cell>
          <table:table-cell office:value-type="float" office:value="38.277" calcext:value-type="float">
            <text:p>38.277</text:p>
          </table:table-cell>
          <table:table-cell office:value-type="float" office:value="84.85" calcext:value-type="float">
            <text:p>84.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.339" calcext:value-type="float">
            <text:p>65.339</text:p>
          </table:table-cell>
          <table:table-cell office:value-type="float" office:value="38.4832" calcext:value-type="float">
            <text:p>38.4832</text:p>
          </table:table-cell>
          <table:table-cell office:value-type="float" office:value="84.855" calcext:value-type="float">
            <text:p>84.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221" calcext:value-type="float">
            <text:p>66.221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91" calcext:value-type="float">
            <text:p>84.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.858" calcext:value-type="float">
            <text:p>83.858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67" calcext:value-type="float">
            <text:p>84.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039" calcext:value-type="float">
            <text:p>70.039</text:p>
          </table:table-cell>
          <table:table-cell office:value-type="float" office:value="39.5664" calcext:value-type="float">
            <text:p>39.5664</text:p>
          </table:table-cell>
          <table:table-cell office:value-type="float" office:value="84.5625" calcext:value-type="float">
            <text:p>84.5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.502" calcext:value-type="float">
            <text:p>69.502</text:p>
          </table:table-cell>
          <table:table-cell office:value-type="float" office:value="39.9664" calcext:value-type="float">
            <text:p>39.9664</text:p>
          </table:table-cell>
          <table:table-cell office:value-type="float" office:value="85.7825" calcext:value-type="float">
            <text:p>85.78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.145" calcext:value-type="float">
            <text:p>90.145</text:p>
          </table:table-cell>
          <table:table-cell office:value-type="float" office:value="40.5164" calcext:value-type="float">
            <text:p>40.5164</text:p>
          </table:table-cell>
          <table:table-cell office:value-type="float" office:value="85.73" calcext:value-type="float">
            <text:p>85.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443" calcext:value-type="float">
            <text:p>71.443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5.355" calcext:value-type="float">
            <text:p>85.3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.552" calcext:value-type="float">
            <text:p>85.552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4.8825" calcext:value-type="float">
            <text:p>84.88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.314" calcext:value-type="float">
            <text:p>78.314</text:p>
          </table:table-cell>
          <table:table-cell office:value-type="float" office:value="41.1199" calcext:value-type="float">
            <text:p>41.1199</text:p>
          </table:table-cell>
          <table:table-cell office:value-type="float" office:value="92.15" calcext:value-type="float">
            <text:p>92.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.11" calcext:value-type="float">
            <text:p>79.11</text:p>
          </table:table-cell>
          <table:table-cell office:value-type="float" office:value="41.5949" calcext:value-type="float">
            <text:p>41.5949</text:p>
          </table:table-cell>
          <table:table-cell office:value-type="float" office:value="96.9875" calcext:value-type="float">
            <text:p>96.98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.489" calcext:value-type="float">
            <text:p>76.489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98.0025" calcext:value-type="float">
            <text:p>98.0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100.563" calcext:value-type="float">
            <text:p>100.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.27" calcext:value-type="float">
            <text:p>81.27</text:p>
          </table:table-cell>
          <table:table-cell office:value-type="float" office:value="42.4958" calcext:value-type="float">
            <text:p>42.4958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.901" calcext:value-type="float">
            <text:p>81.901</text:p>
          </table:table-cell>
          <table:table-cell office:value-type="float" office:value="43.165" calcext:value-type="float">
            <text:p>43.16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.877" calcext:value-type="float">
            <text:p>72.877</text:p>
          </table:table-cell>
          <table:table-cell office:value-type="float" office:value="43.29" calcext:value-type="float">
            <text:p>43.29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.552" calcext:value-type="float">
            <text:p>85.552</text:p>
          </table:table-cell>
          <table:table-cell office:value-type="float" office:value="43.545" calcext:value-type="float">
            <text:p>43.54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8.143" calcext:value-type="float">
            <text:p>78.143</text:p>
          </table:table-cell>
          <table:table-cell office:value-type="float" office:value="43.845" calcext:value-type="float">
            <text:p>43.84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.8" calcext:value-type="float">
            <text:p>87.8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103.25" calcext:value-type="float">
            <text:p>103.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.053" calcext:value-type="float">
            <text:p>81.053</text:p>
          </table:table-cell>
          <table:table-cell office:value-type="float" office:value="44.4414" calcext:value-type="float">
            <text:p>44.4414</text:p>
          </table:table-cell>
          <table:table-cell office:value-type="float" office:value="103.453" calcext:value-type="float">
            <text:p>103.4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.138" calcext:value-type="float">
            <text:p>79.138</text:p>
          </table:table-cell>
          <table:table-cell office:value-type="float" office:value="44.7546" calcext:value-type="float">
            <text:p>44.7546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.607" calcext:value-type="float">
            <text:p>87.607</text:p>
          </table:table-cell>
          <table:table-cell office:value-type="float" office:value="44.9905" calcext:value-type="float">
            <text:p>44.9905</text:p>
          </table:table-cell>
          <table:table-cell office:value-type="float" office:value="103.593" calcext:value-type="float">
            <text:p>103.5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.558" calcext:value-type="float">
            <text:p>79.558</text:p>
          </table:table-cell>
          <table:table-cell office:value-type="float" office:value="45.2041" calcext:value-type="float">
            <text:p>45.2041</text:p>
          </table:table-cell>
          <table:table-cell office:value-type="float" office:value="103.55" calcext:value-type="float">
            <text:p>103.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3.27" calcext:value-type="float">
            <text:p>83.27</text:p>
          </table:table-cell>
          <table:table-cell office:value-type="float" office:value="45.4515" calcext:value-type="float">
            <text:p>45.4515</text:p>
          </table:table-cell>
          <table:table-cell office:value-type="float" office:value="103.52" calcext:value-type="float">
            <text:p>103.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.535" calcext:value-type="float">
            <text:p>78.535</text:p>
          </table:table-cell>
          <table:table-cell office:value-type="float" office:value="45.8015" calcext:value-type="float">
            <text:p>45.8015</text:p>
          </table:table-cell>
          <table:table-cell office:value-type="float" office:value="103.768" calcext:value-type="float">
            <text:p>103.7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.061" calcext:value-type="float">
            <text:p>75.061</text:p>
          </table:table-cell>
          <table:table-cell office:value-type="float" office:value="46.1178" calcext:value-type="float">
            <text:p>46.1178</text:p>
          </table:table-cell>
          <table:table-cell office:value-type="float" office:value="103.993" calcext:value-type="float">
            <text:p>103.9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291" calcext:value-type="float">
            <text:p>81.291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.287" calcext:value-type="float">
            <text:p>82.287</text:p>
          </table:table-cell>
          <table:table-cell office:value-type="float" office:value="47.1688" calcext:value-type="float">
            <text:p>47.1688</text:p>
          </table:table-cell>
          <table:table-cell office:value-type="float" office:value="105.473" calcext:value-type="float">
            <text:p>105.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09" calcext:value-type="float">
            <text:p>78.09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106.478" calcext:value-type="float">
            <text:p>106.4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.192" calcext:value-type="float">
            <text:p>81.192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6.473" calcext:value-type="float">
            <text:p>106.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.799" calcext:value-type="float">
            <text:p>95.799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7.795" calcext:value-type="float">
            <text:p>107.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7.842" calcext:value-type="float">
            <text:p>127.842</text:p>
          </table:table-cell>
          <table:table-cell office:value-type="float" office:value="48.4018" calcext:value-type="float">
            <text:p>48.4018</text:p>
          </table:table-cell>
          <table:table-cell office:value-type="float" office:value="112.435" calcext:value-type="float">
            <text:p>112.4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.589" calcext:value-type="float">
            <text:p>87.589</text:p>
          </table:table-cell>
          <table:table-cell office:value-type="float" office:value="48.8018" calcext:value-type="float">
            <text:p>48.8018</text:p>
          </table:table-cell>
          <table:table-cell office:value-type="float" office:value="115.608" calcext:value-type="float">
            <text:p>115.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.311" calcext:value-type="float">
            <text:p>86.311</text:p>
          </table:table-cell>
          <table:table-cell office:value-type="float" office:value="49.1018" calcext:value-type="float">
            <text:p>49.1018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.617" calcext:value-type="float">
            <text:p>98.617</text:p>
          </table:table-cell>
          <table:table-cell office:value-type="float" office:value="49.3018" calcext:value-type="float">
            <text:p>49.3018</text:p>
          </table:table-cell>
          <table:table-cell office:value-type="float" office:value="117.64" calcext:value-type="float">
            <text:p>117.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.342" calcext:value-type="float">
            <text:p>98.342</text:p>
          </table:table-cell>
          <table:table-cell office:value-type="float" office:value="49.5518" calcext:value-type="float">
            <text:p>49.5518</text:p>
          </table:table-cell>
          <table:table-cell office:value-type="float" office:value="118.308" calcext:value-type="float">
            <text:p>118.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.084" calcext:value-type="float">
            <text:p>103.084</text:p>
          </table:table-cell>
          <table:table-cell office:value-type="float" office:value="49.8018" calcext:value-type="float">
            <text:p>49.8018</text:p>
          </table:table-cell>
          <table:table-cell office:value-type="float" office:value="118.91" calcext:value-type="float">
            <text:p>118.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.305" calcext:value-type="float">
            <text:p>101.305</text:p>
          </table:table-cell>
          <table:table-cell office:value-type="float" office:value="50.0518" calcext:value-type="float">
            <text:p>50.0518</text:p>
          </table:table-cell>
          <table:table-cell office:value-type="float" office:value="120.498" calcext:value-type="float">
            <text:p>120.4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50.3067" calcext:value-type="float">
            <text:p>50.3067</text:p>
          </table:table-cell>
          <table:table-cell office:value-type="float" office:value="120.563" calcext:value-type="float">
            <text:p>120.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.945" calcext:value-type="float">
            <text:p>92.945</text:p>
          </table:table-cell>
          <table:table-cell office:value-type="float" office:value="50.7518" calcext:value-type="float">
            <text:p>50.7518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.36" calcext:value-type="float">
            <text:p>88.36</text:p>
          </table:table-cell>
          <table:table-cell office:value-type="float" office:value="50.9654" calcext:value-type="float">
            <text:p>50.9654</text:p>
          </table:table-cell>
          <table:table-cell office:value-type="float" office:value="122.583" calcext:value-type="float">
            <text:p>122.5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.204" calcext:value-type="float">
            <text:p>85.204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2.543" calcext:value-type="float">
            <text:p>122.5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.253" calcext:value-type="float">
            <text:p>135.253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3.233" calcext:value-type="float">
            <text:p>123.2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.628" calcext:value-type="float">
            <text:p>101.628</text:p>
          </table:table-cell>
          <table:table-cell office:value-type="float" office:value="51.5675" calcext:value-type="float">
            <text:p>51.5675</text:p>
          </table:table-cell>
          <table:table-cell office:value-type="float" office:value="123.853" calcext:value-type="float">
            <text:p>123.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.679" calcext:value-type="float">
            <text:p>100.679</text:p>
          </table:table-cell>
          <table:table-cell office:value-type="float" office:value="52.2925" calcext:value-type="float">
            <text:p>52.2925</text:p>
          </table:table-cell>
          <table:table-cell office:value-type="float" office:value="129.66" calcext:value-type="float">
            <text:p>129.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.882" calcext:value-type="float">
            <text:p>87.882</text:p>
          </table:table-cell>
          <table:table-cell office:value-type="float" office:value="52.6175" calcext:value-type="float">
            <text:p>52.6175</text:p>
          </table:table-cell>
          <table:table-cell office:value-type="float" office:value="130.873" calcext:value-type="float">
            <text:p>130.8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149" calcext:value-type="float">
            <text:p>93.149</text:p>
          </table:table-cell>
          <table:table-cell office:value-type="float" office:value="52.9675" calcext:value-type="float">
            <text:p>52.9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8.921" calcext:value-type="float">
            <text:p>88.921</text:p>
          </table:table-cell>
          <table:table-cell office:value-type="float" office:value="53.3675" calcext:value-type="float">
            <text:p>53.3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.176" calcext:value-type="float">
            <text:p>86.176</text:p>
          </table:table-cell>
          <table:table-cell office:value-type="float" office:value="53.7175" calcext:value-type="float">
            <text:p>53.7175</text:p>
          </table:table-cell>
          <table:table-cell office:value-type="float" office:value="132.755" calcext:value-type="float">
            <text:p>132.7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.408" calcext:value-type="float">
            <text:p>89.408</text:p>
          </table:table-cell>
          <table:table-cell office:value-type="float" office:value="53.9675" calcext:value-type="float">
            <text:p>53.9675</text:p>
          </table:table-cell>
          <table:table-cell office:value-type="float" office:value="133.318" calcext:value-type="float">
            <text:p>133.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9.697" calcext:value-type="float">
            <text:p>89.697</text:p>
          </table:table-cell>
          <table:table-cell office:value-type="float" office:value="54.3175" calcext:value-type="float">
            <text:p>54.3175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7" calcext:value-type="float">
            <text:p>85.7</text:p>
          </table:table-cell>
          <table:table-cell office:value-type="float" office:value="54.6754" calcext:value-type="float">
            <text:p>54.6754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7.679" calcext:value-type="float">
            <text:p>117.679</text:p>
          </table:table-cell>
          <table:table-cell office:value-type="float" office:value="54.9254" calcext:value-type="float">
            <text:p>54.92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21" calcext:value-type="float">
            <text:p>88.21</text:p>
          </table:table-cell>
          <table:table-cell office:value-type="float" office:value="55.3004" calcext:value-type="float">
            <text:p>55.3004</text:p>
          </table:table-cell>
          <table:table-cell office:value-type="float" office:value="134.313" calcext:value-type="float">
            <text:p>134.3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8.951" calcext:value-type="float">
            <text:p>108.951</text:p>
          </table:table-cell>
          <table:table-cell office:value-type="float" office:value="55.7004" calcext:value-type="float">
            <text:p>55.7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8.381" calcext:value-type="float">
            <text:p>138.381</text:p>
          </table:table-cell>
          <table:table-cell office:value-type="float" office:value="56.1004" calcext:value-type="float">
            <text:p>56.1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.795" calcext:value-type="float">
            <text:p>138.795</text:p>
          </table:table-cell>
          <table:table-cell office:value-type="float" office:value="56.5504" calcext:value-type="float">
            <text:p>56.55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57.0004" calcext:value-type="float">
            <text:p>57.0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0.521" calcext:value-type="float">
            <text:p>90.521</text:p>
          </table:table-cell>
          <table:table-cell office:value-type="float" office:value="57.5004" calcext:value-type="float">
            <text:p>57.5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8.643" calcext:value-type="float">
            <text:p>88.643</text:p>
          </table:table-cell>
          <table:table-cell office:value-type="float" office:value="57.7554" calcext:value-type="float">
            <text:p>57.75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.36" calcext:value-type="float">
            <text:p>133.36</text:p>
          </table:table-cell>
          <table:table-cell office:value-type="float" office:value="58.0917" calcext:value-type="float">
            <text:p>58.091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4.645" calcext:value-type="float">
            <text:p>84.645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.686" calcext:value-type="float">
            <text:p>120.686</text:p>
          </table:table-cell>
          <table:table-cell office:value-type="float" office:value="58.7667" calcext:value-type="float">
            <text:p>58.7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.273" calcext:value-type="float">
            <text:p>92.273</text:p>
          </table:table-cell>
          <table:table-cell office:value-type="float" office:value="58.9667" calcext:value-type="float">
            <text:p>58.9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.044" calcext:value-type="float">
            <text:p>87.044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5" calcext:value-type="float">
            <text:p>134.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.955" calcext:value-type="float">
            <text:p>92.955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3" calcext:value-type="float">
            <text:p>134.5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.871" calcext:value-type="float">
            <text:p>88.871</text:p>
          </table:table-cell>
          <table:table-cell office:value-type="float" office:value="60.0757" calcext:value-type="float">
            <text:p>60.0757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9.959" calcext:value-type="float">
            <text:p>119.959</text:p>
          </table:table-cell>
          <table:table-cell office:value-type="float" office:value="60.3062" calcext:value-type="float">
            <text:p>60.3062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.762" calcext:value-type="float">
            <text:p>94.762</text:p>
          </table:table-cell>
          <table:table-cell office:value-type="float" office:value="60.5524" calcext:value-type="float">
            <text:p>60.5524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2.22" calcext:value-type="float">
            <text:p>82.22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1.785" calcext:value-type="float">
            <text:p>101.785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5.617" calcext:value-type="float">
            <text:p>85.617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8.5" calcext:value-type="float">
            <text:p>108.5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.189" calcext:value-type="float">
            <text:p>93.189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37" calcext:value-type="float">
            <text:p>89.37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.156" calcext:value-type="float">
            <text:p>100.156</text:p>
          </table:table-cell>
          <table:table-cell office:value-type="float" office:value="61.926" calcext:value-type="float">
            <text:p>61.926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.228" calcext:value-type="float">
            <text:p>92.228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.003" calcext:value-type="float">
            <text:p>89.003</text:p>
          </table:table-cell>
          <table:table-cell office:value-type="float" office:value="62.7284" calcext:value-type="float">
            <text:p>62.728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.093" calcext:value-type="float">
            <text:p>99.093</text:p>
          </table:table-cell>
          <table:table-cell office:value-type="float" office:value="62.9894" calcext:value-type="float">
            <text:p>62.989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6.712" calcext:value-type="float">
            <text:p>96.712</text:p>
          </table:table-cell>
          <table:table-cell office:value-type="float" office:value="63.2598" calcext:value-type="float">
            <text:p>63.2598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.662" calcext:value-type="float">
            <text:p>127.662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9.08" calcext:value-type="float">
            <text:p>129.08</text:p>
          </table:table-cell>
          <table:table-cell office:value-type="float" office:value="63.7905" calcext:value-type="float">
            <text:p>63.79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4.502" calcext:value-type="float">
            <text:p>84.502</text:p>
          </table:table-cell>
          <table:table-cell office:value-type="float" office:value="64.2405" calcext:value-type="float">
            <text:p>64.2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.437" calcext:value-type="float">
            <text:p>93.437</text:p>
          </table:table-cell>
          <table:table-cell office:value-type="float" office:value="64.6405" calcext:value-type="float">
            <text:p>64.6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64.9405" calcext:value-type="float">
            <text:p>64.9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1.127" calcext:value-type="float">
            <text:p>91.127</text:p>
          </table:table-cell>
          <table:table-cell office:value-type="float" office:value="65.2985" calcext:value-type="float">
            <text:p>65.2985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2.765" calcext:value-type="float">
            <text:p>92.765</text:p>
          </table:table-cell>
          <table:table-cell office:value-type="float" office:value="65.6339" calcext:value-type="float">
            <text:p>65.6339</text:p>
          </table:table-cell>
          <table:table-cell office:value-type="float" office:value="134.53" calcext:value-type="float">
            <text:p>134.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5.395" calcext:value-type="float">
            <text:p>135.395</text:p>
          </table:table-cell>
          <table:table-cell office:value-type="float" office:value="65.9839" calcext:value-type="float">
            <text:p>65.9839</text:p>
          </table:table-cell>
          <table:table-cell office:value-type="float" office:value="135.16" calcext:value-type="float">
            <text:p>135.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9.533" calcext:value-type="float">
            <text:p>99.533</text:p>
          </table:table-cell>
          <table:table-cell office:value-type="float" office:value="66.3839" calcext:value-type="float">
            <text:p>66.3839</text:p>
          </table:table-cell>
          <table:table-cell office:value-type="float" office:value="135.158" calcext:value-type="float">
            <text:p>135.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.578" calcext:value-type="float">
            <text:p>141.578</text:p>
          </table:table-cell>
          <table:table-cell office:value-type="float" office:value="66.8339" calcext:value-type="float">
            <text:p>66.8339</text:p>
          </table:table-cell>
          <table:table-cell office:value-type="float" office:value="137.648" calcext:value-type="float">
            <text:p>137.6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.261" calcext:value-type="float">
            <text:p>104.261</text:p>
          </table:table-cell>
          <table:table-cell office:value-type="float" office:value="67.2835" calcext:value-type="float">
            <text:p>67.2835</text:p>
          </table:table-cell>
          <table:table-cell office:value-type="float" office:value="139.02" calcext:value-type="float">
            <text:p>139.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.977" calcext:value-type="float">
            <text:p>97.977</text:p>
          </table:table-cell>
          <table:table-cell office:value-type="float" office:value="67.6371" calcext:value-type="float">
            <text:p>67.6371</text:p>
          </table:table-cell>
          <table:table-cell office:value-type="float" office:value="139.95" calcext:value-type="float">
            <text:p>139.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1.165" calcext:value-type="float">
            <text:p>91.165</text:p>
          </table:table-cell>
          <table:table-cell office:value-type="float" office:value="67.8507" calcext:value-type="float">
            <text:p>67.8507</text:p>
          </table:table-cell>
          <table:table-cell office:value-type="float" office:value="139.588" calcext:value-type="float">
            <text:p>139.5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5.714" calcext:value-type="float">
            <text:p>85.714</text:p>
          </table:table-cell>
          <table:table-cell office:value-type="float" office:value="68.2007" calcext:value-type="float">
            <text:p>68.2007</text:p>
          </table:table-cell>
          <table:table-cell office:value-type="float" office:value="139.928" calcext:value-type="float">
            <text:p>139.9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.416" calcext:value-type="float">
            <text:p>101.416</text:p>
          </table:table-cell>
          <table:table-cell office:value-type="float" office:value="68.6007" calcext:value-type="float">
            <text:p>68.6007</text:p>
          </table:table-cell>
          <table:table-cell office:value-type="float" office:value="139.888" calcext:value-type="float">
            <text:p>139.8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.567" calcext:value-type="float">
            <text:p>100.567</text:p>
          </table:table-cell>
          <table:table-cell office:value-type="float" office:value="68.9007" calcext:value-type="float">
            <text:p>68.9007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5.67" calcext:value-type="float">
            <text:p>85.67</text:p>
          </table:table-cell>
          <table:table-cell office:value-type="float" office:value="69.2169" calcext:value-type="float">
            <text:p>69.2169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934" calcext:value-type="float">
            <text:p>87.934</text:p>
          </table:table-cell>
          <table:table-cell office:value-type="float" office:value="69.4681" calcext:value-type="float">
            <text:p>69.46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.483" calcext:value-type="float">
            <text:p>98.483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2.887" calcext:value-type="float">
            <text:p>102.887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1.777" calcext:value-type="float">
            <text:p>101.777</text:p>
          </table:table-cell>
          <table:table-cell office:value-type="float" office:value="70.5481" calcext:value-type="float">
            <text:p>70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.745" calcext:value-type="float">
            <text:p>87.745</text:p>
          </table:table-cell>
          <table:table-cell office:value-type="float" office:value="70.8481" calcext:value-type="float">
            <text:p>70.8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.887" calcext:value-type="float">
            <text:p>91.887</text:p>
          </table:table-cell>
          <table:table-cell office:value-type="float" office:value="71.2481" calcext:value-type="float">
            <text:p>71.2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.116" calcext:value-type="float">
            <text:p>131.116</text:p>
          </table:table-cell>
          <table:table-cell office:value-type="float" office:value="71.5481" calcext:value-type="float">
            <text:p>71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.319" calcext:value-type="float">
            <text:p>113.319</text:p>
          </table:table-cell>
          <table:table-cell office:value-type="float" office:value="71.8981" calcext:value-type="float">
            <text:p>71.898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.786" calcext:value-type="float">
            <text:p>97.786</text:p>
          </table:table-cell>
          <table:table-cell office:value-type="float" office:value="72.2481" calcext:value-type="float">
            <text:p>72.2481</text:p>
          </table:table-cell>
          <table:table-cell office:value-type="float" office:value="139.885" calcext:value-type="float">
            <text:p>139.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.39" calcext:value-type="float">
            <text:p>92.39</text:p>
          </table:table-cell>
          <table:table-cell office:value-type="float" office:value="72.6016" calcext:value-type="float">
            <text:p>72.6016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949" calcext:value-type="float">
            <text:p>93.949</text:p>
          </table:table-cell>
          <table:table-cell office:value-type="float" office:value="72.7819" calcext:value-type="float">
            <text:p>72.7819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73.0477" calcext:value-type="float">
            <text:p>73.0477</text:p>
          </table:table-cell>
          <table:table-cell office:value-type="float" office:value="140.71" calcext:value-type="float">
            <text:p>140.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.002" calcext:value-type="float">
            <text:p>94.002</text:p>
          </table:table-cell>
          <table:table-cell office:value-type="float" office:value="73.2782" calcext:value-type="float">
            <text:p>73.2782</text:p>
          </table:table-cell>
          <table:table-cell office:value-type="float" office:value="142.645" calcext:value-type="float">
            <text:p>142.6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4.027" calcext:value-type="float">
            <text:p>84.027</text:p>
          </table:table-cell>
          <table:table-cell office:value-type="float" office:value="73.5018" calcext:value-type="float">
            <text:p>73.5018</text:p>
          </table:table-cell>
          <table:table-cell office:value-type="float" office:value="142.643" calcext:value-type="float">
            <text:p>142.6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.744" calcext:value-type="float">
            <text:p>94.744</text:p>
          </table:table-cell>
          <table:table-cell office:value-type="float" office:value="73.7895" calcext:value-type="float">
            <text:p>73.7895</text:p>
          </table:table-cell>
          <table:table-cell office:value-type="float" office:value="141.69" calcext:value-type="float">
            <text:p>141.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.89" calcext:value-type="float">
            <text:p>101.89</text:p>
          </table:table-cell>
          <table:table-cell office:value-type="float" office:value="73.984" calcext:value-type="float">
            <text:p>73.984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.794" calcext:value-type="float">
            <text:p>102.794</text:p>
          </table:table-cell>
          <table:table-cell office:value-type="float" office:value="74.2211" calcext:value-type="float">
            <text:p>74.2211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8.603" calcext:value-type="float">
            <text:p>88.603</text:p>
          </table:table-cell>
          <table:table-cell office:value-type="float" office:value="74.4785" calcext:value-type="float">
            <text:p>74.478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.933" calcext:value-type="float">
            <text:p>84.933</text:p>
          </table:table-cell>
          <table:table-cell office:value-type="float" office:value="74.6605" calcext:value-type="float">
            <text:p>74.660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.698" calcext:value-type="float">
            <text:p>88.698</text:p>
          </table:table-cell>
          <table:table-cell office:value-type="float" office:value="74.8249" calcext:value-type="float">
            <text:p>74.8249</text:p>
          </table:table-cell>
          <table:table-cell office:value-type="float" office:value="141.848" calcext:value-type="float">
            <text:p>141.8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7.905" calcext:value-type="float">
            <text:p>87.905</text:p>
          </table:table-cell>
          <table:table-cell office:value-type="float" office:value="75.171" calcext:value-type="float">
            <text:p>75.171</text:p>
          </table:table-cell>
          <table:table-cell office:value-type="float" office:value="142.098" calcext:value-type="float">
            <text:p>142.0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.862" calcext:value-type="float">
            <text:p>86.862</text:p>
          </table:table-cell>
          <table:table-cell office:value-type="float" office:value="75.571" calcext:value-type="float">
            <text:p>75.571</text:p>
          </table:table-cell>
          <table:table-cell office:value-type="float" office:value="141.678" calcext:value-type="float">
            <text:p>141.6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7.336" calcext:value-type="float">
            <text:p>107.336</text:p>
          </table:table-cell>
          <table:table-cell office:value-type="float" office:value="75.971" calcext:value-type="float">
            <text:p>75.971</text:p>
          </table:table-cell>
          <table:table-cell office:value-type="float" office:value="143.41" calcext:value-type="float">
            <text:p>143.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.008" calcext:value-type="float">
            <text:p>94.008</text:p>
          </table:table-cell>
          <table:table-cell office:value-type="float" office:value="76.371" calcext:value-type="float">
            <text:p>76.371</text:p>
          </table:table-cell>
          <table:table-cell office:value-type="float" office:value="144.203" calcext:value-type="float">
            <text:p>144.2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76.771" calcext:value-type="float">
            <text:p>76.771</text:p>
          </table:table-cell>
          <table:table-cell office:value-type="float" office:value="145.685" calcext:value-type="float">
            <text:p>145.6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7.634" calcext:value-type="float">
            <text:p>137.634</text:p>
          </table:table-cell>
          <table:table-cell office:value-type="float" office:value="77.1961" calcext:value-type="float">
            <text:p>77.1961</text:p>
          </table:table-cell>
          <table:table-cell office:value-type="float" office:value="145.945" calcext:value-type="float">
            <text:p>145.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.883" calcext:value-type="float">
            <text:p>102.883</text:p>
          </table:table-cell>
          <table:table-cell office:value-type="float" office:value="77.5123" calcext:value-type="float">
            <text:p>77.5123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.467" calcext:value-type="float">
            <text:p>105.467</text:p>
          </table:table-cell>
          <table:table-cell office:value-type="float" office:value="77.7373" calcext:value-type="float">
            <text:p>77.7373</text:p>
          </table:table-cell>
          <table:table-cell office:value-type="float" office:value="147.583" calcext:value-type="float">
            <text:p>147.5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8.467" calcext:value-type="float">
            <text:p>108.467</text:p>
          </table:table-cell>
          <table:table-cell office:value-type="float" office:value="78.0623" calcext:value-type="float">
            <text:p>78.0623</text:p>
          </table:table-cell>
          <table:table-cell office:value-type="float" office:value="147.753" calcext:value-type="float">
            <text:p>147.7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6.925" calcext:value-type="float">
            <text:p>156.925</text:p>
          </table:table-cell>
          <table:table-cell office:value-type="float" office:value="78.2623" calcext:value-type="float">
            <text:p>78.2623</text:p>
          </table:table-cell>
          <table:table-cell office:value-type="float" office:value="148.103" calcext:value-type="float">
            <text:p>148.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6.878" calcext:value-type="float">
            <text:p>116.878</text:p>
          </table:table-cell>
          <table:table-cell office:value-type="float" office:value="78.5123" calcext:value-type="float">
            <text:p>78.5123</text:p>
          </table:table-cell>
          <table:table-cell office:value-type="float" office:value="148.565" calcext:value-type="float">
            <text:p>148.5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1.561" calcext:value-type="float">
            <text:p>111.561</text:p>
          </table:table-cell>
          <table:table-cell office:value-type="float" office:value="78.8373" calcext:value-type="float">
            <text:p>78.8373</text:p>
          </table:table-cell>
          <table:table-cell office:value-type="float" office:value="148.113" calcext:value-type="float">
            <text:p>148.1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.588" calcext:value-type="float">
            <text:p>103.588</text:p>
          </table:table-cell>
          <table:table-cell office:value-type="float" office:value="79.0873" calcext:value-type="float">
            <text:p>79.0873</text:p>
          </table:table-cell>
          <table:table-cell office:value-type="float" office:value="150.043" calcext:value-type="float">
            <text:p>150.0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9.924" calcext:value-type="float">
            <text:p>109.924</text:p>
          </table:table-cell>
          <table:table-cell office:value-type="float" office:value="79.264" calcext:value-type="float">
            <text:p>79.264</text:p>
          </table:table-cell>
          <table:table-cell office:value-type="float" office:value="149.628" calcext:value-type="float">
            <text:p>149.6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.638" calcext:value-type="float">
            <text:p>113.638</text:p>
          </table:table-cell>
          <table:table-cell office:value-type="float" office:value="79.4161" calcext:value-type="float">
            <text:p>79.4161</text:p>
          </table:table-cell>
          <table:table-cell office:value-type="float" office:value="149.453" calcext:value-type="float">
            <text:p>149.4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1.766" calcext:value-type="float">
            <text:p>111.766</text:p>
          </table:table-cell>
          <table:table-cell office:value-type="float" office:value="79.6661" calcext:value-type="float">
            <text:p>79.6661</text:p>
          </table:table-cell>
          <table:table-cell office:value-type="float" office:value="149.768" calcext:value-type="float">
            <text:p>149.7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908" calcext:value-type="float">
            <text:p>147.908</text:p>
          </table:table-cell>
          <table:table-cell office:value-type="float" office:value="79.7936" calcext:value-type="float">
            <text:p>79.7936</text:p>
          </table:table-cell>
          <table:table-cell office:value-type="float" office:value="149.098" calcext:value-type="float">
            <text:p>149.0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79.9211" calcext:value-type="float">
            <text:p>79.9211</text:p>
          </table:table-cell>
          <table:table-cell office:value-type="float" office:value="149.68" calcext:value-type="float">
            <text:p>149.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.762" calcext:value-type="float">
            <text:p>107.762</text:p>
          </table:table-cell>
          <table:table-cell office:value-type="float" office:value="80.2006" calcext:value-type="float">
            <text:p>80.2006</text:p>
          </table:table-cell>
          <table:table-cell office:value-type="float" office:value="150.968" calcext:value-type="float">
            <text:p>150.9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0.099" calcext:value-type="float">
            <text:p>110.099</text:p>
          </table:table-cell>
          <table:table-cell office:value-type="float" office:value="80.6429" calcext:value-type="float">
            <text:p>80.6429</text:p>
          </table:table-cell>
          <table:table-cell office:value-type="float" office:value="152.673" calcext:value-type="float">
            <text:p>152.6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.46" calcext:value-type="float">
            <text:p>115.46</text:p>
          </table:table-cell>
          <table:table-cell office:value-type="float" office:value="80.8929" calcext:value-type="float">
            <text:p>80.8929</text:p>
          </table:table-cell>
          <table:table-cell office:value-type="float" office:value="154.103" calcext:value-type="float">
            <text:p>154.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81.2429" calcext:value-type="float">
            <text:p>81.2429</text:p>
          </table:table-cell>
          <table:table-cell office:value-type="float" office:value="161.13" calcext:value-type="float">
            <text:p>161.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3.133" calcext:value-type="float">
            <text:p>113.133</text:p>
          </table:table-cell>
          <table:table-cell office:value-type="float" office:value="81.6429" calcext:value-type="float">
            <text:p>81.6429</text:p>
          </table:table-cell>
          <table:table-cell office:value-type="float" office:value="164.97" calcext:value-type="float">
            <text:p>164.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8.229" calcext:value-type="float">
            <text:p>118.229</text:p>
          </table:table-cell>
          <table:table-cell office:value-type="float" office:value="82.0436" calcext:value-type="float">
            <text:p>82.0436</text:p>
          </table:table-cell>
          <table:table-cell office:value-type="float" office:value="168.375" calcext:value-type="float">
            <text:p>168.3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5.822" calcext:value-type="float">
            <text:p>165.822</text:p>
          </table:table-cell>
          <table:table-cell office:value-type="float" office:value="82.4436" calcext:value-type="float">
            <text:p>82.4436</text:p>
          </table:table-cell>
          <table:table-cell office:value-type="float" office:value="170.013" calcext:value-type="float">
            <text:p>170.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6.83" calcext:value-type="float">
            <text:p>106.83</text:p>
          </table:table-cell>
          <table:table-cell office:value-type="float" office:value="82.8437" calcext:value-type="float">
            <text:p>82.8437</text:p>
          </table:table-cell>
          <table:table-cell office:value-type="float" office:value="170.92" calcext:value-type="float">
            <text:p>170.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83.0937" calcext:value-type="float">
            <text:p>83.0937</text:p>
          </table:table-cell>
          <table:table-cell office:value-type="float" office:value="171.233" calcext:value-type="float">
            <text:p>171.2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8.347" calcext:value-type="float">
            <text:p>108.347</text:p>
          </table:table-cell>
          <table:table-cell office:value-type="float" office:value="83.3449" calcext:value-type="float">
            <text:p>83.3449</text:p>
          </table:table-cell>
          <table:table-cell office:value-type="float" office:value="172.825" calcext:value-type="float">
            <text:p>172.8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3.551" calcext:value-type="float">
            <text:p>113.551</text:p>
          </table:table-cell>
          <table:table-cell office:value-type="float" office:value="83.5949" calcext:value-type="float">
            <text:p>83.5949</text:p>
          </table:table-cell>
          <table:table-cell office:value-type="float" office:value="172.635" calcext:value-type="float">
            <text:p>172.6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3.801" calcext:value-type="float">
            <text:p>123.801</text:p>
          </table:table-cell>
          <table:table-cell office:value-type="float" office:value="83.8449" calcext:value-type="float">
            <text:p>83.8449</text:p>
          </table:table-cell>
          <table:table-cell office:value-type="float" office:value="174.08" calcext:value-type="float">
            <text:p>174.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6.591" calcext:value-type="float">
            <text:p>136.591</text:p>
          </table:table-cell>
          <table:table-cell office:value-type="float" office:value="84.1922" calcext:value-type="float">
            <text:p>84.1922</text:p>
          </table:table-cell>
          <table:table-cell office:value-type="float" office:value="174.92" calcext:value-type="float">
            <text:p>174.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8.258" calcext:value-type="float">
            <text:p>128.258</text:p>
          </table:table-cell>
          <table:table-cell office:value-type="float" office:value="84.4751" calcext:value-type="float">
            <text:p>84.4751</text:p>
          </table:table-cell>
          <table:table-cell office:value-type="float" office:value="180.078" calcext:value-type="float">
            <text:p>180.0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5.636" calcext:value-type="float">
            <text:p>125.636</text:p>
          </table:table-cell>
          <table:table-cell office:value-type="float" office:value="84.7913" calcext:value-type="float">
            <text:p>84.7913</text:p>
          </table:table-cell>
          <table:table-cell office:value-type="float" office:value="182.805" calcext:value-type="float">
            <text:p>182.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6.732" calcext:value-type="float">
            <text:p>126.732</text:p>
          </table:table-cell>
          <table:table-cell office:value-type="float" office:value="85.0413" calcext:value-type="float">
            <text:p>85.0413</text:p>
          </table:table-cell>
          <table:table-cell office:value-type="float" office:value="184.098" calcext:value-type="float">
            <text:p>184.0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5.03" calcext:value-type="float">
            <text:p>175.03</text:p>
          </table:table-cell>
          <table:table-cell office:value-type="float" office:value="85.3413" calcext:value-type="float">
            <text:p>85.3413</text:p>
          </table:table-cell>
          <table:table-cell office:value-type="float" office:value="185.795" calcext:value-type="float">
            <text:p>185.7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3.002" calcext:value-type="float">
            <text:p>123.002</text:p>
          </table:table-cell>
          <table:table-cell office:value-type="float" office:value="85.6413" calcext:value-type="float">
            <text:p>85.6413</text:p>
          </table:table-cell>
          <table:table-cell office:value-type="float" office:value="186.77" calcext:value-type="float">
            <text:p>186.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.139" calcext:value-type="float">
            <text:p>122.139</text:p>
          </table:table-cell>
          <table:table-cell office:value-type="float" office:value="85.9413" calcext:value-type="float">
            <text:p>85.9413</text:p>
          </table:table-cell>
          <table:table-cell office:value-type="float" office:value="187.563" calcext:value-type="float">
            <text:p>187.5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6.895" calcext:value-type="float">
            <text:p>116.895</text:p>
          </table:table-cell>
          <table:table-cell office:value-type="float" office:value="86.2413" calcext:value-type="float">
            <text:p>86.2413</text:p>
          </table:table-cell>
          <table:table-cell office:value-type="float" office:value="189.693" calcext:value-type="float">
            <text:p>189.6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.311" calcext:value-type="float">
            <text:p>117.311</text:p>
          </table:table-cell>
          <table:table-cell office:value-type="float" office:value="86.5413" calcext:value-type="float">
            <text:p>86.5413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2.759" calcext:value-type="float">
            <text:p>132.759</text:p>
          </table:table-cell>
          <table:table-cell office:value-type="float" office:value="86.8413" calcext:value-type="float">
            <text:p>86.8413</text:p>
          </table:table-cell>
          <table:table-cell office:value-type="float" office:value="192.318" calcext:value-type="float">
            <text:p>192.3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87.1413" calcext:value-type="float">
            <text:p>87.1413</text:p>
          </table:table-cell>
          <table:table-cell office:value-type="float" office:value="193.173" calcext:value-type="float">
            <text:p>193.1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6.863" calcext:value-type="float">
            <text:p>136.863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193.798" calcext:value-type="float">
            <text:p>193.7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2.262" calcext:value-type="float">
            <text:p>142.262</text:p>
          </table:table-cell>
          <table:table-cell office:value-type="float" office:value="87.7958" calcext:value-type="float">
            <text:p>87.7958</text:p>
          </table:table-cell>
          <table:table-cell office:value-type="float" office:value="193.795" calcext:value-type="float">
            <text:p>193.7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1.14" calcext:value-type="float">
            <text:p>121.14</text:p>
          </table:table-cell>
          <table:table-cell office:value-type="float" office:value="88.2332" calcext:value-type="float">
            <text:p>88.2332</text:p>
          </table:table-cell>
          <table:table-cell office:value-type="float" office:value="193.765" calcext:value-type="float">
            <text:p>193.7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.449" calcext:value-type="float">
            <text:p>144.449</text:p>
          </table:table-cell>
          <table:table-cell office:value-type="float" office:value="88.5494" calcext:value-type="float">
            <text:p>88.5494</text:p>
          </table:table-cell>
          <table:table-cell office:value-type="float" office:value="193.735" calcext:value-type="float">
            <text:p>193.7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3.7" calcext:value-type="float">
            <text:p>113.7</text:p>
          </table:table-cell>
          <table:table-cell office:value-type="float" office:value="88.9994" calcext:value-type="float">
            <text:p>88.9994</text:p>
          </table:table-cell>
          <table:table-cell office:value-type="float" office:value="194.688" calcext:value-type="float">
            <text:p>194.6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6.231" calcext:value-type="float">
            <text:p>166.231</text:p>
          </table:table-cell>
          <table:table-cell office:value-type="float" office:value="89.3947" calcext:value-type="float">
            <text:p>89.3947</text:p>
          </table:table-cell>
          <table:table-cell office:value-type="float" office:value="198.59" calcext:value-type="float">
            <text:p>198.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7.266" calcext:value-type="float">
            <text:p>167.266</text:p>
          </table:table-cell>
          <table:table-cell office:value-type="float" office:value="89.6447" calcext:value-type="float">
            <text:p>89.6447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8.896" calcext:value-type="float">
            <text:p>128.896</text:p>
          </table:table-cell>
          <table:table-cell office:value-type="float" office:value="89.8947" calcext:value-type="float">
            <text:p>89.8947</text:p>
          </table:table-cell>
          <table:table-cell office:value-type="float" office:value="199.045" calcext:value-type="float">
            <text:p>199.0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6.889" calcext:value-type="float">
            <text:p>136.889</text:p>
          </table:table-cell>
          <table:table-cell office:value-type="float" office:value="90.1447" calcext:value-type="float">
            <text:p>90.1447</text:p>
          </table:table-cell>
          <table:table-cell office:value-type="float" office:value="199.038" calcext:value-type="float">
            <text:p>199.0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9.592" calcext:value-type="float">
            <text:p>159.592</text:p>
          </table:table-cell>
          <table:table-cell office:value-type="float" office:value="90.4697" calcext:value-type="float">
            <text:p>90.46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.461" calcext:value-type="float">
            <text:p>191.461</text:p>
          </table:table-cell>
          <table:table-cell office:value-type="float" office:value="90.7197" calcext:value-type="float">
            <text:p>90.71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3.941" calcext:value-type="float">
            <text:p>133.941</text:p>
          </table:table-cell>
          <table:table-cell office:value-type="float" office:value="90.9697" calcext:value-type="float">
            <text:p>90.9697</text:p>
          </table:table-cell>
          <table:table-cell office:value-type="float" office:value="199.735" calcext:value-type="float">
            <text:p>199.7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91.2197" calcext:value-type="float">
            <text:p>91.2197</text:p>
          </table:table-cell>
          <table:table-cell office:value-type="float" office:value="199.553" calcext:value-type="float">
            <text:p>199.5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1.864" calcext:value-type="float">
            <text:p>131.864</text:p>
          </table:table-cell>
          <table:table-cell office:value-type="float" office:value="91.5197" calcext:value-type="float">
            <text:p>91.5197</text:p>
          </table:table-cell>
          <table:table-cell office:value-type="float" office:value="199.5" calcext:value-type="float">
            <text:p>199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5.303" calcext:value-type="float">
            <text:p>135.303</text:p>
          </table:table-cell>
          <table:table-cell office:value-type="float" office:value="91.7947" calcext:value-type="float">
            <text:p>91.7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92.0447" calcext:value-type="float">
            <text:p>92.0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92.2947" calcext:value-type="float">
            <text:p>92.2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3.605" calcext:value-type="float">
            <text:p>123.605</text:p>
          </table:table-cell>
          <table:table-cell office:value-type="float" office:value="92.5447" calcext:value-type="float">
            <text:p>92.5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1.409" calcext:value-type="float">
            <text:p>161.409</text:p>
          </table:table-cell>
          <table:table-cell office:value-type="float" office:value="92.8447" calcext:value-type="float">
            <text:p>92.8447</text:p>
          </table:table-cell>
          <table:table-cell office:value-type="float" office:value="200.243" calcext:value-type="float">
            <text:p>200.2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6.308" calcext:value-type="float">
            <text:p>156.308</text:p>
          </table:table-cell>
          <table:table-cell office:value-type="float" office:value="93.1947" calcext:value-type="float">
            <text:p>93.1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1.474" calcext:value-type="float">
            <text:p>141.474</text:p>
          </table:table-cell>
          <table:table-cell office:value-type="float" office:value="93.4947" calcext:value-type="float">
            <text:p>93.4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5.994" calcext:value-type="float">
            <text:p>115.994</text:p>
          </table:table-cell>
          <table:table-cell office:value-type="float" office:value="93.8447" calcext:value-type="float">
            <text:p>93.8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5.144" calcext:value-type="float">
            <text:p>185.144</text:p>
          </table:table-cell>
          <table:table-cell office:value-type="float" office:value="94.1447" calcext:value-type="float">
            <text:p>94.1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3.222" calcext:value-type="float">
            <text:p>173.222</text:p>
          </table:table-cell>
          <table:table-cell office:value-type="float" office:value="94.5447" calcext:value-type="float">
            <text:p>94.5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7.711" calcext:value-type="float">
            <text:p>187.711</text:p>
          </table:table-cell>
          <table:table-cell office:value-type="float" office:value="94.7447" calcext:value-type="float">
            <text:p>94.7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1.929" calcext:value-type="float">
            <text:p>171.929</text:p>
          </table:table-cell>
          <table:table-cell office:value-type="float" office:value="95.0139" calcext:value-type="float">
            <text:p>95.0139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1.344" calcext:value-type="float">
            <text:p>171.344</text:p>
          </table:table-cell>
          <table:table-cell office:value-type="float" office:value="95.2832" calcext:value-type="float">
            <text:p>95.28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0.859" calcext:value-type="float">
            <text:p>120.859</text:p>
          </table:table-cell>
          <table:table-cell office:value-type="float" office:value="95.6332" calcext:value-type="float">
            <text:p>95.63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95.9832" calcext:value-type="float">
            <text:p>95.9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5.541" calcext:value-type="float">
            <text:p>115.541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7.914" calcext:value-type="float">
            <text:p>167.914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6.615" calcext:value-type="float">
            <text:p>116.615</text:p>
          </table:table-cell>
          <table:table-cell office:value-type="float" office:value="96.8832" calcext:value-type="float">
            <text:p>96.8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8.84" calcext:value-type="float">
            <text:p>118.84</text:p>
          </table:table-cell>
          <table:table-cell office:value-type="float" office:value="97.1332" calcext:value-type="float">
            <text:p>97.1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.933" calcext:value-type="float">
            <text:p>139.933</text:p>
          </table:table-cell>
          <table:table-cell office:value-type="float" office:value="97.3704" calcext:value-type="float">
            <text:p>97.3704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3.66" calcext:value-type="float">
            <text:p>113.66</text:p>
          </table:table-cell>
          <table:table-cell office:value-type="float" office:value="97.6238" calcext:value-type="float">
            <text:p>97.6238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2.144" calcext:value-type="float">
            <text:p>132.144</text:p>
          </table:table-cell>
          <table:table-cell office:value-type="float" office:value="97.8931" calcext:value-type="float">
            <text:p>97.8931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1.213" calcext:value-type="float">
            <text:p>121.213</text:p>
          </table:table-cell>
          <table:table-cell office:value-type="float" office:value="98.1857" calcext:value-type="float">
            <text:p>98.185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.786" calcext:value-type="float">
            <text:p>145.786</text:p>
          </table:table-cell>
          <table:table-cell office:value-type="float" office:value="98.4107" calcext:value-type="float">
            <text:p>98.410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9.795" calcext:value-type="float">
            <text:p>129.795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378" calcext:value-type="float">
            <text:p>201.3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5.98" calcext:value-type="float">
            <text:p>135.98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1.586" calcext:value-type="float">
            <text:p>121.586</text:p>
          </table:table-cell>
          <table:table-cell office:value-type="float" office:value="99.1389" calcext:value-type="float">
            <text:p>99.13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.676" calcext:value-type="float">
            <text:p>145.676</text:p>
          </table:table-cell>
          <table:table-cell office:value-type="float" office:value="99.3689" calcext:value-type="float">
            <text:p>99.36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9.062" calcext:value-type="float">
            <text:p>119.062</text:p>
          </table:table-cell>
          <table:table-cell office:value-type="float" office:value="99.7689" calcext:value-type="float">
            <text:p>99.768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9.642" calcext:value-type="float">
            <text:p>119.642</text:p>
          </table:table-cell>
          <table:table-cell office:value-type="float" office:value="100.039" calcext:value-type="float">
            <text:p>100.03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85.529" calcext:value-type="float">
            <text:p>185.529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0.412" calcext:value-type="float">
            <text:p>120.412</text:p>
          </table:table-cell>
          <table:table-cell office:value-type="float" office:value="100.701" calcext:value-type="float">
            <text:p>100.70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3.026" calcext:value-type="float">
            <text:p>123.026</text:p>
          </table:table-cell>
          <table:table-cell office:value-type="float" office:value="100.908" calcext:value-type="float">
            <text:p>100.90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6.521" calcext:value-type="float">
            <text:p>156.521</text:p>
          </table:table-cell>
          <table:table-cell office:value-type="float" office:value="101.363" calcext:value-type="float">
            <text:p>101.363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0.402" calcext:value-type="float">
            <text:p>130.402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1.596" calcext:value-type="float">
            <text:p>131.596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0.305" calcext:value-type="float">
            <text:p>140.305</text:p>
          </table:table-cell>
          <table:table-cell office:value-type="float" office:value="101.664" calcext:value-type="float">
            <text:p>101.6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6.128" calcext:value-type="float">
            <text:p>126.128</text:p>
          </table:table-cell>
          <table:table-cell office:value-type="float" office:value="102.264" calcext:value-type="float">
            <text:p>102.2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8.919" calcext:value-type="float">
            <text:p>128.919</text:p>
          </table:table-cell>
          <table:table-cell office:value-type="float" office:value="102.614" calcext:value-type="float">
            <text:p>102.61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0.919" calcext:value-type="float">
            <text:p>140.919</text:p>
          </table:table-cell>
          <table:table-cell office:value-type="float" office:value="102.82" calcext:value-type="float">
            <text:p>102.82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.362" calcext:value-type="float">
            <text:p>137.362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103.431" calcext:value-type="float">
            <text:p>103.43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103.785" calcext:value-type="float">
            <text:p>103.7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1.572" calcext:value-type="float">
            <text:p>121.572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5.147" calcext:value-type="float">
            <text:p>105.14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4.577" calcext:value-type="float">
            <text:p>124.577</text:p>
          </table:table-cell>
          <table:table-cell office:value-type="float" office:value="105.451" calcext:value-type="float">
            <text:p>105.45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.563" calcext:value-type="float">
            <text:p>129.563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8.995" calcext:value-type="float">
            <text:p>128.995</text:p>
          </table:table-cell>
          <table:table-cell office:value-type="float" office:value="106.061" calcext:value-type="float">
            <text:p>106.0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4.322" calcext:value-type="float">
            <text:p>154.322</text:p>
          </table:table-cell>
          <table:table-cell office:value-type="float" office:value="106.241" calcext:value-type="float">
            <text:p>106.2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3.148" calcext:value-type="float">
            <text:p>153.148</text:p>
          </table:table-cell>
          <table:table-cell office:value-type="float" office:value="106.761" calcext:value-type="float">
            <text:p>106.7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5.779" calcext:value-type="float">
            <text:p>125.779</text:p>
          </table:table-cell>
          <table:table-cell office:value-type="float" office:value="107.046" calcext:value-type="float">
            <text:p>107.04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07.284" calcext:value-type="float">
            <text:p>107.28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5.313" calcext:value-type="float">
            <text:p>125.313</text:p>
          </table:table-cell>
          <table:table-cell office:value-type="float" office:value="107.521" calcext:value-type="float">
            <text:p>107.52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07.971" calcext:value-type="float">
            <text:p>107.97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2.654" calcext:value-type="float">
            <text:p>112.654</text:p>
          </table:table-cell>
          <table:table-cell office:value-type="float" office:value="108.24" calcext:value-type="float">
            <text:p>108.2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108.576" calcext:value-type="float">
            <text:p>108.5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9.608" calcext:value-type="float">
            <text:p>139.608</text:p>
          </table:table-cell>
          <table:table-cell office:value-type="float" office:value="108.876" calcext:value-type="float">
            <text:p>108.8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1.476" calcext:value-type="float">
            <text:p>141.476</text:p>
          </table:table-cell>
          <table:table-cell office:value-type="float" office:value="109.237" calcext:value-type="float">
            <text:p>109.23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9.92" calcext:value-type="float">
            <text:p>129.92</text:p>
          </table:table-cell>
          <table:table-cell office:value-type="float" office:value="109.541" calcext:value-type="float">
            <text:p>109.5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5.3" calcext:value-type="float">
            <text:p>125.3</text:p>
          </table:table-cell>
          <table:table-cell office:value-type="float" office:value="110.358" calcext:value-type="float">
            <text:p>110.358</text:p>
          </table:table-cell>
          <table:table-cell office:value-type="float" office:value="203.223" calcext:value-type="float">
            <text:p>203.2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110.723" calcext:value-type="float">
            <text:p>110.723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.895" calcext:value-type="float">
            <text:p>119.895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9.393" calcext:value-type="float">
            <text:p>169.393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1.022" calcext:value-type="float">
            <text:p>131.022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03.198" calcext:value-type="float">
            <text:p>203.1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0.288" calcext:value-type="float">
            <text:p>120.288</text:p>
          </table:table-cell>
          <table:table-cell office:value-type="float" office:value="111.747" calcext:value-type="float">
            <text:p>111.7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3.943" calcext:value-type="float">
            <text:p>123.943</text:p>
          </table:table-cell>
          <table:table-cell office:value-type="float" office:value="112.072" calcext:value-type="float">
            <text:p>112.0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4.297" calcext:value-type="float">
            <text:p>114.297</text:p>
          </table:table-cell>
          <table:table-cell office:value-type="float" office:value="112.572" calcext:value-type="float">
            <text:p>112.5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4.5" calcext:value-type="float">
            <text:p>124.5</text:p>
          </table:table-cell>
          <table:table-cell office:value-type="float" office:value="113.097" calcext:value-type="float">
            <text:p>113.0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1.833" calcext:value-type="float">
            <text:p>151.833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3.646" calcext:value-type="float">
            <text:p>123.646</text:p>
          </table:table-cell>
          <table:table-cell office:value-type="float" office:value="114.197" calcext:value-type="float">
            <text:p>114.1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9.933" calcext:value-type="float">
            <text:p>149.933</text:p>
          </table:table-cell>
          <table:table-cell office:value-type="float" office:value="114.847" calcext:value-type="float">
            <text:p>114.8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5.126" calcext:value-type="float">
            <text:p>115.126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7.25" calcext:value-type="float">
            <text:p>147.25</text:p>
          </table:table-cell>
          <table:table-cell office:value-type="float" office:value="115.871" calcext:value-type="float">
            <text:p>115.87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6.539" calcext:value-type="float">
            <text:p>126.539</text:p>
          </table:table-cell>
          <table:table-cell office:value-type="float" office:value="116.521" calcext:value-type="float">
            <text:p>116.521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.745" calcext:value-type="float">
            <text:p>116.745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117.31" calcext:value-type="float">
            <text:p>117.31</text:p>
          </table:table-cell>
          <table:table-cell office:value-type="float" office:value="203.005" calcext:value-type="float">
            <text:p>203.0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4.196" calcext:value-type="float">
            <text:p>164.196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202.88" calcext:value-type="float">
            <text:p>202.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9.335" calcext:value-type="float">
            <text:p>119.335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3.715" calcext:value-type="float">
            <text:p>143.715</text:p>
          </table:table-cell>
          <table:table-cell office:value-type="float" office:value="118.367" calcext:value-type="float">
            <text:p>118.367</text:p>
          </table:table-cell>
          <table:table-cell office:value-type="float" office:value="202.888" calcext:value-type="float">
            <text:p>202.8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2.7" calcext:value-type="float">
            <text:p>132.7</text:p>
          </table:table-cell>
          <table:table-cell office:value-type="float" office:value="118.704" calcext:value-type="float">
            <text:p>118.704</text:p>
          </table:table-cell>
          <table:table-cell office:value-type="float" office:value="202.898" calcext:value-type="float">
            <text:p>202.8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6.591" calcext:value-type="float">
            <text:p>126.591</text:p>
          </table:table-cell>
          <table:table-cell office:value-type="float" office:value="118.987" calcext:value-type="float">
            <text:p>118.987</text:p>
          </table:table-cell>
          <table:table-cell office:value-type="float" office:value="203.205" calcext:value-type="float">
            <text:p>203.20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2.759" calcext:value-type="float">
            <text:p>122.759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202.908" calcext:value-type="float">
            <text:p>202.9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.056" calcext:value-type="float">
            <text:p>147.056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2.223" calcext:value-type="float">
            <text:p>172.223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1.029" calcext:value-type="float">
            <text:p>121.029</text:p>
          </table:table-cell>
          <table:table-cell office:value-type="float" office:value="120.314" calcext:value-type="float">
            <text:p>120.314</text:p>
          </table:table-cell>
          <table:table-cell office:value-type="float" office:value="205.118" calcext:value-type="float">
            <text:p>205.1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2.231" calcext:value-type="float">
            <text:p>112.231</text:p>
          </table:table-cell>
          <table:table-cell office:value-type="float" office:value="120.757" calcext:value-type="float">
            <text:p>120.757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5.938" calcext:value-type="float">
            <text:p>165.938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5.68" calcext:value-type="float">
            <text:p>205.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3.516" calcext:value-type="float">
            <text:p>133.516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9.178" calcext:value-type="float">
            <text:p>129.178</text:p>
          </table:table-cell>
          <table:table-cell office:value-type="float" office:value="121.382" calcext:value-type="float">
            <text:p>121.382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0.212" calcext:value-type="float">
            <text:p>140.212</text:p>
          </table:table-cell>
          <table:table-cell office:value-type="float" office:value="121.976" calcext:value-type="float">
            <text:p>121.976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9.342" calcext:value-type="float">
            <text:p>179.342</text:p>
          </table:table-cell>
          <table:table-cell office:value-type="float" office:value="122.226" calcext:value-type="float">
            <text:p>122.226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4.61" calcext:value-type="float">
            <text:p>124.6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.711" calcext:value-type="float">
            <text:p>145.71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3.247" calcext:value-type="float">
            <text:p>123.247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1.517" calcext:value-type="float">
            <text:p>141.517</text:p>
          </table:table-cell>
          <table:table-cell office:value-type="float" office:value="123.597" calcext:value-type="float">
            <text:p>123.597</text:p>
          </table:table-cell>
          <table:table-cell office:value-type="float" office:value="208.258" calcext:value-type="float">
            <text:p>208.2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208.695" calcext:value-type="float">
            <text:p>208.6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4.662" calcext:value-type="float">
            <text:p>124.662</text:p>
          </table:table-cell>
          <table:table-cell office:value-type="float" office:value="124.322" calcext:value-type="float">
            <text:p>124.322</text:p>
          </table:table-cell>
          <table:table-cell office:value-type="float" office:value="209.29" calcext:value-type="float">
            <text:p>209.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6.909" calcext:value-type="float">
            <text:p>136.909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09.208" calcext:value-type="float">
            <text:p>209.2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1.287" calcext:value-type="float">
            <text:p>141.287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10.15" calcext:value-type="float">
            <text:p>210.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125.272" calcext:value-type="float">
            <text:p>125.272</text:p>
          </table:table-cell>
          <table:table-cell office:value-type="float" office:value="214.453" calcext:value-type="float">
            <text:p>214.4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8.891" calcext:value-type="float">
            <text:p>118.891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215.77" calcext:value-type="float">
            <text:p>215.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1.681" calcext:value-type="float">
            <text:p>121.681</text:p>
          </table:table-cell>
          <table:table-cell office:value-type="float" office:value="125.922" calcext:value-type="float">
            <text:p>125.922</text:p>
          </table:table-cell>
          <table:table-cell office:value-type="float" office:value="217.995" calcext:value-type="float">
            <text:p>217.9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2.122" calcext:value-type="float">
            <text:p>122.122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19.953" calcext:value-type="float">
            <text:p>219.9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2.823" calcext:value-type="float">
            <text:p>132.823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21.655" calcext:value-type="float">
            <text:p>221.6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5.927" calcext:value-type="float">
            <text:p>115.927</text:p>
          </table:table-cell>
          <table:table-cell office:value-type="float" office:value="127.022" calcext:value-type="float">
            <text:p>127.022</text:p>
          </table:table-cell>
          <table:table-cell office:value-type="float" office:value="223.553" calcext:value-type="float">
            <text:p>223.5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6.515" calcext:value-type="float">
            <text:p>126.515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29.108" calcext:value-type="float">
            <text:p>229.1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7.639" calcext:value-type="float">
            <text:p>197.639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32.97" calcext:value-type="float">
            <text:p>232.9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3.487" calcext:value-type="float">
            <text:p>113.487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4.948" calcext:value-type="float">
            <text:p>234.9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.588" calcext:value-type="float">
            <text:p>121.588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6.45" calcext:value-type="float">
            <text:p>236.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7.351" calcext:value-type="float">
            <text:p>117.351</text:p>
          </table:table-cell>
          <table:table-cell office:value-type="float" office:value="128.507" calcext:value-type="float">
            <text:p>128.5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1.748" calcext:value-type="float">
            <text:p>121.748</text:p>
          </table:table-cell>
          <table:table-cell office:value-type="float" office:value="128.957" calcext:value-type="float">
            <text:p>128.95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9.925" calcext:value-type="float">
            <text:p>129.925</text:p>
          </table:table-cell>
          <table:table-cell office:value-type="float" office:value="129.307" calcext:value-type="float">
            <text:p>129.3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7.861" calcext:value-type="float">
            <text:p>127.861</text:p>
          </table:table-cell>
          <table:table-cell office:value-type="float" office:value="129.568" calcext:value-type="float">
            <text:p>129.568</text:p>
          </table:table-cell>
          <table:table-cell office:value-type="float" office:value="235.9" calcext:value-type="float">
            <text:p>235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2.051" calcext:value-type="float">
            <text:p>122.051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9.533" calcext:value-type="float">
            <text:p>139.533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3.522" calcext:value-type="float">
            <text:p>123.522</text:p>
          </table:table-cell>
          <table:table-cell office:value-type="float" office:value="130.632" calcext:value-type="float">
            <text:p>130.63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.952" calcext:value-type="float">
            <text:p>126.952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.903" calcext:value-type="float">
            <text:p>133.903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4.298" calcext:value-type="float">
            <text:p>194.298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7.483" calcext:value-type="float">
            <text:p>237.4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3.348" calcext:value-type="float">
            <text:p>123.348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0.777" calcext:value-type="float">
            <text:p>160.777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6.338" calcext:value-type="float">
            <text:p>246.3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0.551" calcext:value-type="float">
            <text:p>140.551</text:p>
          </table:table-cell>
          <table:table-cell office:value-type="float" office:value="132.561" calcext:value-type="float">
            <text:p>132.561</text:p>
          </table:table-cell>
          <table:table-cell office:value-type="float" office:value="245.483" calcext:value-type="float">
            <text:p>245.4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0.081" calcext:value-type="float">
            <text:p>130.081</text:p>
          </table:table-cell>
          <table:table-cell office:value-type="float" office:value="132.811" calcext:value-type="float">
            <text:p>132.811</text:p>
          </table:table-cell>
          <table:table-cell office:value-type="float" office:value="247.318" calcext:value-type="float">
            <text:p>247.3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9.896" calcext:value-type="float">
            <text:p>129.896</text:p>
          </table:table-cell>
          <table:table-cell office:value-type="float" office:value="133.111" calcext:value-type="float">
            <text:p>133.111</text:p>
          </table:table-cell>
          <table:table-cell office:value-type="float" office:value="248.778" calcext:value-type="float">
            <text:p>248.77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8.416" calcext:value-type="float">
            <text:p>138.416</text:p>
          </table:table-cell>
          <table:table-cell office:value-type="float" office:value="133.411" calcext:value-type="float">
            <text:p>133.411</text:p>
          </table:table-cell>
          <table:table-cell office:value-type="float" office:value="250.268" calcext:value-type="float">
            <text:p>250.2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6.826" calcext:value-type="float">
            <text:p>196.826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251.6" calcext:value-type="float">
            <text:p>251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0.161" calcext:value-type="float">
            <text:p>130.161</text:p>
          </table:table-cell>
          <table:table-cell office:value-type="float" office:value="134.061" calcext:value-type="float">
            <text:p>134.061</text:p>
          </table:table-cell>
          <table:table-cell office:value-type="float" office:value="253.115" calcext:value-type="float">
            <text:p>253.1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34.411" calcext:value-type="float">
            <text:p>134.411</text:p>
          </table:table-cell>
          <table:table-cell office:value-type="float" office:value="254.728" calcext:value-type="float">
            <text:p>254.7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134.711" calcext:value-type="float">
            <text:p>134.711</text:p>
          </table:table-cell>
          <table:table-cell office:value-type="float" office:value="255.69" calcext:value-type="float">
            <text:p>255.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3.222" calcext:value-type="float">
            <text:p>203.222</text:p>
          </table:table-cell>
          <table:table-cell office:value-type="float" office:value="135.011" calcext:value-type="float">
            <text:p>135.011</text:p>
          </table:table-cell>
          <table:table-cell office:value-type="float" office:value="256.555" calcext:value-type="float">
            <text:p>256.5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1.088" calcext:value-type="float">
            <text:p>121.088</text:p>
          </table:table-cell>
          <table:table-cell office:value-type="float" office:value="135.311" calcext:value-type="float">
            <text:p>135.311</text:p>
          </table:table-cell>
          <table:table-cell office:value-type="float" office:value="257.36" calcext:value-type="float">
            <text:p>257.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35.637" calcext:value-type="float">
            <text:p>135.637</text:p>
          </table:table-cell>
          <table:table-cell office:value-type="float" office:value="258.038" calcext:value-type="float">
            <text:p>258.0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2.068" calcext:value-type="float">
            <text:p>152.068</text:p>
          </table:table-cell>
          <table:table-cell office:value-type="float" office:value="135.937" calcext:value-type="float">
            <text:p>135.937</text:p>
          </table:table-cell>
          <table:table-cell office:value-type="float" office:value="258.668" calcext:value-type="float">
            <text:p>258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6.3" calcext:value-type="float">
            <text:p>136.3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259.213" calcext:value-type="float">
            <text:p>259.2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7.602" calcext:value-type="float">
            <text:p>197.602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259.76" calcext:value-type="float">
            <text:p>259.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8.741" calcext:value-type="float">
            <text:p>128.741</text:p>
          </table:table-cell>
          <table:table-cell office:value-type="float" office:value="136.923" calcext:value-type="float">
            <text:p>136.923</text:p>
          </table:table-cell>
          <table:table-cell office:value-type="float" office:value="260.293" calcext:value-type="float">
            <text:p>260.2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8.18" calcext:value-type="float">
            <text:p>118.18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262.705" calcext:value-type="float">
            <text:p>262.7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1.916" calcext:value-type="float">
            <text:p>121.916</text:p>
          </table:table-cell>
          <table:table-cell office:value-type="float" office:value="137.573" calcext:value-type="float">
            <text:p>137.573</text:p>
          </table:table-cell>
          <table:table-cell office:value-type="float" office:value="262.703" calcext:value-type="float">
            <text:p>262.7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8.756" calcext:value-type="float">
            <text:p>178.756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73" calcext:value-type="float">
            <text:p>262.6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7.649" calcext:value-type="float">
            <text:p>137.649</text:p>
          </table:table-cell>
          <table:table-cell office:value-type="float" office:value="138.223" calcext:value-type="float">
            <text:p>138.2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4.531" calcext:value-type="float">
            <text:p>114.531</text:p>
          </table:table-cell>
          <table:table-cell office:value-type="float" office:value="138.523" calcext:value-type="float">
            <text:p>138.5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8.073" calcext:value-type="float">
            <text:p>188.073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139.073" calcext:value-type="float">
            <text:p>139.0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.519" calcext:value-type="float">
            <text:p>147.519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.103" calcext:value-type="float">
            <text:p>111.103</text:p>
          </table:table-cell>
          <table:table-cell office:value-type="float" office:value="139.623" calcext:value-type="float">
            <text:p>139.6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139.923" calcext:value-type="float">
            <text:p>139.9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3.005" calcext:value-type="float">
            <text:p>133.005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2.878" calcext:value-type="float">
            <text:p>162.878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0.122" calcext:value-type="float">
            <text:p>150.122</text:p>
          </table:table-cell>
          <table:table-cell office:value-type="float" office:value="141.124" calcext:value-type="float">
            <text:p>141.124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9.796" calcext:value-type="float">
            <text:p>109.796</text:p>
          </table:table-cell>
          <table:table-cell office:value-type="float" office:value="141.799" calcext:value-type="float">
            <text:p>141.799</text:p>
          </table:table-cell>
          <table:table-cell office:value-type="float" office:value="260.785" calcext:value-type="float">
            <text:p>260.7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3.562" calcext:value-type="float">
            <text:p>123.562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3.172" calcext:value-type="float">
            <text:p>133.172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8.027" calcext:value-type="float">
            <text:p>138.027</text:p>
          </table:table-cell>
          <table:table-cell office:value-type="float" office:value="142.667" calcext:value-type="float">
            <text:p>142.667</text:p>
          </table:table-cell>
          <table:table-cell office:value-type="float" office:value="260.738" calcext:value-type="float">
            <text:p>260.7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5.068" calcext:value-type="float">
            <text:p>155.068</text:p>
          </table:table-cell>
          <table:table-cell office:value-type="float" office:value="143.026" calcext:value-type="float">
            <text:p>143.02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8.189" calcext:value-type="float">
            <text:p>168.189</text:p>
          </table:table-cell>
          <table:table-cell office:value-type="float" office:value="143.263" calcext:value-type="float">
            <text:p>143.263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3.722" calcext:value-type="float">
            <text:p>163.722</text:p>
          </table:table-cell>
          <table:table-cell office:value-type="float" office:value="143.566" calcext:value-type="float">
            <text:p>143.56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43.966" calcext:value-type="float">
            <text:p>143.966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6.32" calcext:value-type="float">
            <text:p>116.32</text:p>
          </table:table-cell>
          <table:table-cell office:value-type="float" office:value="144.267" calcext:value-type="float">
            <text:p>144.267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.838" calcext:value-type="float">
            <text:p>137.838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144.918" calcext:value-type="float">
            <text:p>144.918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1.901" calcext:value-type="float">
            <text:p>111.901</text:p>
          </table:table-cell>
          <table:table-cell office:value-type="float" office:value="145.561" calcext:value-type="float">
            <text:p>145.561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.699" calcext:value-type="float">
            <text:p>121.699</text:p>
          </table:table-cell>
          <table:table-cell office:value-type="float" office:value="145.911" calcext:value-type="float">
            <text:p>145.911</text:p>
          </table:table-cell>
          <table:table-cell office:value-type="float" office:value="260.678" calcext:value-type="float">
            <text:p>260.6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146.336" calcext:value-type="float">
            <text:p>146.336</text:p>
          </table:table-cell>
          <table:table-cell office:value-type="float" office:value="260.683" calcext:value-type="float">
            <text:p>260.6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7.553" calcext:value-type="float">
            <text:p>117.553</text:p>
          </table:table-cell>
          <table:table-cell office:value-type="float" office:value="146.64" calcext:value-type="float">
            <text:p>146.64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46.94" calcext:value-type="float">
            <text:p>146.94</text:p>
          </table:table-cell>
          <table:table-cell office:value-type="float" office:value="260.705" calcext:value-type="float">
            <text:p>260.7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0.681" calcext:value-type="float">
            <text:p>190.681</text:p>
          </table:table-cell>
          <table:table-cell office:value-type="float" office:value="147.225" calcext:value-type="float">
            <text:p>147.225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5.703" calcext:value-type="float">
            <text:p>115.703</text:p>
          </table:table-cell>
          <table:table-cell office:value-type="float" office:value="147.48" calcext:value-type="float">
            <text:p>147.48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1:46:39.644596231</dc:date>
    <meta:editing-duration>P0D</meta:editing-duration>
    <meta:editing-cycles>1</meta:editing-cycles>
    <meta:document-statistic meta:table-count="1" meta:cell-count="2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2:Sheet1.D471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71" chart:class="chart:scatter">
            <chart:domain table:cell-range-address="Sheet1.C2:Sheet1.C471"/>
            <chart:data-point chart:repeated="4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5">
                <text:p>0.525</text:p>
                <draw:g>
                  <svg:desc>Sheet1.C2:Sheet1.C471</svg:desc>
                </draw:g>
              </table:table-cell>
              <table:table-cell office:value-type="float" office:value="8.4425">
                <text:p>8.4425</text:p>
                <draw:g>
                  <svg:desc>Sheet1.D2:Sheet1.D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5">
                <text:p>1.17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5">
                <text:p>1.47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855">
                <text:p>1.82855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431">
                <text:p>2.09431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592">
                <text:p>2.4759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947">
                <text:p>2.82947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947">
                <text:p>3.12947</text:p>
              </table:table-cell>
              <table:table-cell office:value-type="float" office:value="11.0525">
                <text:p>11.0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2209">
                <text:p>3.42209</text:p>
              </table:table-cell>
              <table:table-cell office:value-type="float" office:value="11.6275">
                <text:p>11.6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2623">
                <text:p>3.72623</text:p>
              </table:table-cell>
              <table:table-cell office:value-type="float" office:value="12.285">
                <text:p>12.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7623">
                <text:p>4.07623</text:p>
              </table:table-cell>
              <table:table-cell office:value-type="float" office:value="13.135">
                <text:p>13.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623">
                <text:p>4.42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5123">
                <text:p>4.75123</text:p>
              </table:table-cell>
              <table:table-cell office:value-type="float" office:value="23.685">
                <text:p>23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212">
                <text:p>5.1021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5212">
                <text:p>5.45212</text:p>
              </table:table-cell>
              <table:table-cell office:value-type="float" office:value="29.305">
                <text:p>29.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337">
                <text:p>5.70337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2352">
                <text:p>6.0235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1392">
                <text:p>6.21392</text:p>
              </table:table-cell>
              <table:table-cell office:value-type="float" office:value="35.01">
                <text:p>35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8892">
                <text:p>6.48892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3892">
                <text:p>6.73892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8892">
                <text:p>6.98892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3892">
                <text:p>7.23892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8892">
                <text:p>7.48892</text:p>
              </table:table-cell>
              <table:table-cell office:value-type="float" office:value="55.5875">
                <text:p>55.5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3892">
                <text:p>7.83892</text:p>
              </table:table-cell>
              <table:table-cell office:value-type="float" office:value="55.5775">
                <text:p>55.5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8892">
                <text:p>8.18892</text:p>
              </table:table-cell>
              <table:table-cell office:value-type="float" office:value="56.5675">
                <text:p>56.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6392">
                <text:p>8.56392</text:p>
              </table:table-cell>
              <table:table-cell office:value-type="float" office:value="56.4725">
                <text:p>56.4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1392">
                <text:p>8.91392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6887">
                <text:p>9.16887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171">
                <text:p>9.45171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2097">
                <text:p>9.72097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4458">
                <text:p>9.9445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056">
                <text:p>10.205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071">
                <text:p>10.4071</text:p>
              </table:table-cell>
              <table:table-cell office:value-type="float" office:value="56.445">
                <text:p>56.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686">
                <text:p>10.668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708">
                <text:p>10.970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1769">
                <text:p>11.1769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462">
                <text:p>11.4462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7554">
                <text:p>11.7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554">
                <text:p>11.9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134">
                <text:p>12.3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634">
                <text:p>12.56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134">
                <text:p>12.9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2134">
                <text:p>13.2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884">
                <text:p>13.588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502">
                <text:p>14.0502</text:p>
              </table:table-cell>
              <table:table-cell office:value-type="float" office:value="58.005">
                <text:p>58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076">
                <text:p>14.3076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411">
                <text:p>14.6411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239">
                <text:p>14.9239</text:p>
              </table:table-cell>
              <table:table-cell office:value-type="float" office:value="59.7825">
                <text:p>59.7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1752">
                <text:p>15.1752</text:p>
              </table:table-cell>
              <table:table-cell office:value-type="float" office:value="59.7625">
                <text:p>59.7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261">
                <text:p>15.526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761">
                <text:p>15.8761</text:p>
              </table:table-cell>
              <table:table-cell office:value-type="float" office:value="60.2775">
                <text:p>60.2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02">
                <text:p>16.20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452">
                <text:p>16.45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52">
                <text:p>16.752</text:p>
              </table:table-cell>
              <table:table-cell office:value-type="float" office:value="61.3825">
                <text:p>61.3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531">
                <text:p>17.0531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066">
                <text:p>17.406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664">
                <text:p>17.664</text:p>
              </table:table-cell>
              <table:table-cell office:value-type="float" office:value="61.8325">
                <text:p>61.8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9">
                <text:p>17.989</text:p>
              </table:table-cell>
              <table:table-cell office:value-type="float" office:value="62.2575">
                <text:p>62.2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89">
                <text:p>18.389</text:p>
              </table:table-cell>
              <table:table-cell office:value-type="float" office:value="62.835">
                <text:p>62.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814">
                <text:p>18.814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189">
                <text:p>19.189</text:p>
              </table:table-cell>
              <table:table-cell office:value-type="float" office:value="66.695">
                <text:p>66.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39">
                <text:p>19.539</text:p>
              </table:table-cell>
              <table:table-cell office:value-type="float" office:value="67.2725">
                <text:p>67.2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46">
                <text:p>19.946</text:p>
              </table:table-cell>
              <table:table-cell office:value-type="float" office:value="70.075">
                <text:p>70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1596">
                <text:p>20.1596</text:p>
              </table:table-cell>
              <table:table-cell office:value-type="float" office:value="70.3075">
                <text:p>70.3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4596">
                <text:p>20.4596</text:p>
              </table:table-cell>
              <table:table-cell office:value-type="float" office:value="71.515">
                <text:p>71.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096">
                <text:p>20.8096</text:p>
              </table:table-cell>
              <table:table-cell office:value-type="float" office:value="72.6225">
                <text:p>72.6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1596">
                <text:p>21.1596</text:p>
              </table:table-cell>
              <table:table-cell office:value-type="float" office:value="72.5725">
                <text:p>72.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4596">
                <text:p>21.4596</text:p>
              </table:table-cell>
              <table:table-cell office:value-type="float" office:value="74.1925">
                <text:p>74.1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8096">
                <text:p>21.8096</text:p>
              </table:table-cell>
              <table:table-cell office:value-type="float" office:value="74.6425">
                <text:p>74.6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736">
                <text:p>22.1736</text:p>
              </table:table-cell>
              <table:table-cell office:value-type="float" office:value="75.0975">
                <text:p>75.0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641">
                <text:p>22.5641</text:p>
              </table:table-cell>
              <table:table-cell office:value-type="float" office:value="74.94">
                <text:p>74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099">
                <text:p>22.7099</text:p>
              </table:table-cell>
              <table:table-cell office:value-type="float" office:value="74.9325">
                <text:p>74.9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0739">
                <text:p>23.0739</text:p>
              </table:table-cell>
              <table:table-cell office:value-type="float" office:value="76.3325">
                <text:p>76.3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239">
                <text:p>23.4239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6788">
                <text:p>23.6788</text:p>
              </table:table-cell>
              <table:table-cell office:value-type="float" office:value="76.8075">
                <text:p>76.8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481">
                <text:p>23.9481</text:p>
              </table:table-cell>
              <table:table-cell office:value-type="float" office:value="79.675">
                <text:p>79.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2481">
                <text:p>24.2481</text:p>
              </table:table-cell>
              <table:table-cell office:value-type="float" office:value="81.0175">
                <text:p>81.0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481">
                <text:p>24.5481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8491">
                <text:p>24.8491</text:p>
              </table:table-cell>
              <table:table-cell office:value-type="float" office:value="81.955">
                <text:p>81.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1491">
                <text:p>25.1491</text:p>
              </table:table-cell>
              <table:table-cell office:value-type="float" office:value="81.765">
                <text:p>81.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3991">
                <text:p>25.3991</text:p>
              </table:table-cell>
              <table:table-cell office:value-type="float" office:value="82.835">
                <text:p>82.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7012">
                <text:p>25.7012</text:p>
              </table:table-cell>
              <table:table-cell office:value-type="float" office:value="82.8325">
                <text:p>82.8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0366">
                <text:p>26.03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2616">
                <text:p>26.261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5866">
                <text:p>26.58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8616">
                <text:p>26.8616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2116">
                <text:p>27.2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5616">
                <text:p>27.56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8116">
                <text:p>27.8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148">
                <text:p>28.148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449">
                <text:p>28.449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064">
                <text:p>28.7064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9814">
                <text:p>28.9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814">
                <text:p>29.2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5314">
                <text:p>29.53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894">
                <text:p>29.889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1394">
                <text:p>30.1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5394">
                <text:p>30.5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9394">
                <text:p>30.9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2947">
                <text:p>31.2947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8918">
                <text:p>31.8918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1646">
                <text:p>32.1646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3694">
                <text:p>32.36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7085">
                <text:p>32.7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9085">
                <text:p>32.9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2085">
                <text:p>33.2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5085">
                <text:p>33.5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8085">
                <text:p>33.808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0835">
                <text:p>34.083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2739">
                <text:p>34.2739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875">
                <text:p>34.487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485">
                <text:p>34.74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0985">
                <text:p>35.09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147">
                <text:p>35.4147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51">
                <text:p>35.751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523">
                <text:p>35.9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3023">
                <text:p>36.30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6523">
                <text:p>36.6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9523">
                <text:p>36.9523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3269">
                <text:p>37.3269</text:p>
              </table:table-cell>
              <table:table-cell office:value-type="float" office:value="84.5975">
                <text:p>84.5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269">
                <text:p>37.6269</text:p>
              </table:table-cell>
              <table:table-cell office:value-type="float" office:value="85.185">
                <text:p>85.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9235">
                <text:p>37.9235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277">
                <text:p>38.277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4832">
                <text:p>38.4832</text:p>
              </table:table-cell>
              <table:table-cell office:value-type="float" office:value="84.855">
                <text:p>84.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195">
                <text:p>38.8195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8195">
                <text:p>38.8195</text:p>
              </table:table-cell>
              <table:table-cell office:value-type="float" office:value="84.67">
                <text:p>84.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5664">
                <text:p>39.5664</text:p>
              </table:table-cell>
              <table:table-cell office:value-type="float" office:value="84.5625">
                <text:p>84.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9664">
                <text:p>39.9664</text:p>
              </table:table-cell>
              <table:table-cell office:value-type="float" office:value="85.7825">
                <text:p>85.7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5164">
                <text:p>40.5164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7068">
                <text:p>40.7068</text:p>
              </table:table-cell>
              <table:table-cell office:value-type="float" office:value="85.355">
                <text:p>85.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7068">
                <text:p>40.7068</text:p>
              </table:table-cell>
              <table:table-cell office:value-type="float" office:value="84.8825">
                <text:p>84.8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1199">
                <text:p>41.1199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949">
                <text:p>41.5949</text:p>
              </table:table-cell>
              <table:table-cell office:value-type="float" office:value="96.9875">
                <text:p>96.9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7949">
                <text:p>41.7949</text:p>
              </table:table-cell>
              <table:table-cell office:value-type="float" office:value="98.0025">
                <text:p>98.0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949">
                <text:p>41.7949</text:p>
              </table:table-cell>
              <table:table-cell office:value-type="float" office:value="100.563">
                <text:p>100.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958">
                <text:p>42.4958</text:p>
              </table:table-cell>
              <table:table-cell office:value-type="float" office:value="101.715">
                <text:p>101.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165">
                <text:p>43.165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29">
                <text:p>43.29</text:p>
              </table:table-cell>
              <table:table-cell office:value-type="float" office:value="101.998">
                <text:p>101.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545">
                <text:p>43.545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845">
                <text:p>43.845</text:p>
              </table:table-cell>
              <table:table-cell office:value-type="float" office:value="103.408">
                <text:p>103.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1154">
                <text:p>44.1154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4414">
                <text:p>44.4414</text:p>
              </table:table-cell>
              <table:table-cell office:value-type="float" office:value="103.453">
                <text:p>103.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7546">
                <text:p>44.7546</text:p>
              </table:table-cell>
              <table:table-cell office:value-type="float" office:value="103.125">
                <text:p>103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9905">
                <text:p>44.9905</text:p>
              </table:table-cell>
              <table:table-cell office:value-type="float" office:value="103.593">
                <text:p>103.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2041">
                <text:p>45.2041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4515">
                <text:p>45.4515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015">
                <text:p>45.8015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1178">
                <text:p>46.1178</text:p>
              </table:table-cell>
              <table:table-cell office:value-type="float" office:value="103.993">
                <text:p>103.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1688">
                <text:p>47.1688</text:p>
              </table:table-cell>
              <table:table-cell office:value-type="float" office:value="105.473">
                <text:p>105.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5268">
                <text:p>47.5268</text:p>
              </table:table-cell>
              <table:table-cell office:value-type="float" office:value="106.478">
                <text:p>106.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7268">
                <text:p>47.7268</text:p>
              </table:table-cell>
              <table:table-cell office:value-type="float" office:value="106.473">
                <text:p>106.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7268">
                <text:p>47.7268</text:p>
              </table:table-cell>
              <table:table-cell office:value-type="float" office:value="107.795">
                <text:p>107.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4018">
                <text:p>48.4018</text:p>
              </table:table-cell>
              <table:table-cell office:value-type="float" office:value="112.435">
                <text:p>112.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018">
                <text:p>48.8018</text:p>
              </table:table-cell>
              <table:table-cell office:value-type="float" office:value="115.608">
                <text:p>115.6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018">
                <text:p>49.1018</text:p>
              </table:table-cell>
              <table:table-cell office:value-type="float" office:value="116.333">
                <text:p>116.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018">
                <text:p>49.3018</text:p>
              </table:table-cell>
              <table:table-cell office:value-type="float" office:value="117.64">
                <text:p>117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5518">
                <text:p>49.5518</text:p>
              </table:table-cell>
              <table:table-cell office:value-type="float" office:value="118.308">
                <text:p>118.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8018">
                <text:p>49.8018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0518">
                <text:p>50.0518</text:p>
              </table:table-cell>
              <table:table-cell office:value-type="float" office:value="120.498">
                <text:p>120.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3067">
                <text:p>50.3067</text:p>
              </table:table-cell>
              <table:table-cell office:value-type="float" office:value="120.563">
                <text:p>120.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7518">
                <text:p>50.7518</text:p>
              </table:table-cell>
              <table:table-cell office:value-type="float" office:value="123.075">
                <text:p>123.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9654">
                <text:p>50.9654</text:p>
              </table:table-cell>
              <table:table-cell office:value-type="float" office:value="122.583">
                <text:p>122.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2654">
                <text:p>51.2654</text:p>
              </table:table-cell>
              <table:table-cell office:value-type="float" office:value="122.543">
                <text:p>122.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2654">
                <text:p>51.2654</text:p>
              </table:table-cell>
              <table:table-cell office:value-type="float" office:value="123.233">
                <text:p>123.2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5675">
                <text:p>51.5675</text:p>
              </table:table-cell>
              <table:table-cell office:value-type="float" office:value="123.853">
                <text:p>123.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2925">
                <text:p>52.2925</text:p>
              </table:table-cell>
              <table:table-cell office:value-type="float" office:value="129.66">
                <text:p>129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6175">
                <text:p>52.6175</text:p>
              </table:table-cell>
              <table:table-cell office:value-type="float" office:value="130.873">
                <text:p>130.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9675">
                <text:p>52.9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3675">
                <text:p>53.3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7175">
                <text:p>53.7175</text:p>
              </table:table-cell>
              <table:table-cell office:value-type="float" office:value="132.755">
                <text:p>132.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9675">
                <text:p>53.9675</text:p>
              </table:table-cell>
              <table:table-cell office:value-type="float" office:value="133.318">
                <text:p>133.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3175">
                <text:p>54.3175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6754">
                <text:p>54.6754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9254">
                <text:p>54.92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3004">
                <text:p>55.3004</text:p>
              </table:table-cell>
              <table:table-cell office:value-type="float" office:value="134.313">
                <text:p>134.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7004">
                <text:p>55.7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1004">
                <text:p>56.1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5504">
                <text:p>56.55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0004">
                <text:p>57.0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5004">
                <text:p>57.5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7554">
                <text:p>57.75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0917">
                <text:p>58.091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3667">
                <text:p>58.3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7667">
                <text:p>58.7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9667">
                <text:p>58.9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3881">
                <text:p>59.3881</text:p>
              </table:table-cell>
              <table:table-cell office:value-type="float" office:value="134.575">
                <text:p>134.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3881">
                <text:p>59.3881</text:p>
              </table:table-cell>
              <table:table-cell office:value-type="float" office:value="134.573">
                <text:p>134.5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0757">
                <text:p>60.0757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3062">
                <text:p>60.3062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5524">
                <text:p>60.5524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926">
                <text:p>61.926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4821">
                <text:p>62.482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7284">
                <text:p>62.728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9894">
                <text:p>62.989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2598">
                <text:p>63.2598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5405">
                <text:p>63.54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7905">
                <text:p>63.79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2405">
                <text:p>64.2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6405">
                <text:p>64.6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9405">
                <text:p>64.9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.2985">
                <text:p>65.2985</text:p>
              </table:table-cell>
              <table:table-cell office:value-type="float" office:value="134.533">
                <text:p>134.5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6339">
                <text:p>65.6339</text:p>
              </table:table-cell>
              <table:table-cell office:value-type="float" office:value="134.53">
                <text:p>134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9839">
                <text:p>65.9839</text:p>
              </table:table-cell>
              <table:table-cell office:value-type="float" office:value="135.16">
                <text:p>135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3839">
                <text:p>66.3839</text:p>
              </table:table-cell>
              <table:table-cell office:value-type="float" office:value="135.158">
                <text:p>135.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8339">
                <text:p>66.8339</text:p>
              </table:table-cell>
              <table:table-cell office:value-type="float" office:value="137.648">
                <text:p>137.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2835">
                <text:p>67.2835</text:p>
              </table:table-cell>
              <table:table-cell office:value-type="float" office:value="139.02">
                <text:p>139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6371">
                <text:p>67.6371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8507">
                <text:p>67.8507</text:p>
              </table:table-cell>
              <table:table-cell office:value-type="float" office:value="139.588">
                <text:p>139.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2007">
                <text:p>68.2007</text:p>
              </table:table-cell>
              <table:table-cell office:value-type="float" office:value="139.928">
                <text:p>139.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6007">
                <text:p>68.6007</text:p>
              </table:table-cell>
              <table:table-cell office:value-type="float" office:value="139.888">
                <text:p>139.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9007">
                <text:p>68.9007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2169">
                <text:p>69.2169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4681">
                <text:p>69.46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5481">
                <text:p>70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8481">
                <text:p>70.8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2481">
                <text:p>71.2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5481">
                <text:p>71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8981">
                <text:p>71.8981</text:p>
              </table:table-cell>
              <table:table-cell office:value-type="float" office:value="139.858">
                <text:p>139.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.2481">
                <text:p>72.2481</text:p>
              </table:table-cell>
              <table:table-cell office:value-type="float" office:value="139.885">
                <text:p>139.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6016">
                <text:p>72.6016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7819">
                <text:p>72.7819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0477">
                <text:p>73.0477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2782">
                <text:p>73.2782</text:p>
              </table:table-cell>
              <table:table-cell office:value-type="float" office:value="142.645">
                <text:p>142.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5018">
                <text:p>73.5018</text:p>
              </table:table-cell>
              <table:table-cell office:value-type="float" office:value="142.643">
                <text:p>142.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7895">
                <text:p>73.7895</text:p>
              </table:table-cell>
              <table:table-cell office:value-type="float" office:value="141.69">
                <text:p>141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984">
                <text:p>73.984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.2211">
                <text:p>74.2211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785">
                <text:p>74.478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6605">
                <text:p>74.660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8249">
                <text:p>74.8249</text:p>
              </table:table-cell>
              <table:table-cell office:value-type="float" office:value="141.848">
                <text:p>141.8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.171">
                <text:p>75.171</text:p>
              </table:table-cell>
              <table:table-cell office:value-type="float" office:value="142.098">
                <text:p>142.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571">
                <text:p>75.571</text:p>
              </table:table-cell>
              <table:table-cell office:value-type="float" office:value="141.678">
                <text:p>141.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971">
                <text:p>75.971</text:p>
              </table:table-cell>
              <table:table-cell office:value-type="float" office:value="143.41">
                <text:p>143.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.371">
                <text:p>76.371</text:p>
              </table:table-cell>
              <table:table-cell office:value-type="float" office:value="144.203">
                <text:p>144.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.771">
                <text:p>76.771</text:p>
              </table:table-cell>
              <table:table-cell office:value-type="float" office:value="145.685">
                <text:p>145.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.1961">
                <text:p>77.1961</text:p>
              </table:table-cell>
              <table:table-cell office:value-type="float" office:value="145.945">
                <text:p>145.9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5123">
                <text:p>77.5123</text:p>
              </table:table-cell>
              <table:table-cell office:value-type="float" office:value="146.433">
                <text:p>146.4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7373">
                <text:p>77.7373</text:p>
              </table:table-cell>
              <table:table-cell office:value-type="float" office:value="147.583">
                <text:p>147.5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.0623">
                <text:p>78.0623</text:p>
              </table:table-cell>
              <table:table-cell office:value-type="float" office:value="147.753">
                <text:p>147.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2623">
                <text:p>78.2623</text:p>
              </table:table-cell>
              <table:table-cell office:value-type="float" office:value="148.103">
                <text:p>148.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5123">
                <text:p>78.5123</text:p>
              </table:table-cell>
              <table:table-cell office:value-type="float" office:value="148.565">
                <text:p>148.5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8373">
                <text:p>78.8373</text:p>
              </table:table-cell>
              <table:table-cell office:value-type="float" office:value="148.113">
                <text:p>148.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.0873">
                <text:p>79.0873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.264">
                <text:p>79.264</text:p>
              </table:table-cell>
              <table:table-cell office:value-type="float" office:value="149.628">
                <text:p>149.6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.4161">
                <text:p>79.4161</text:p>
              </table:table-cell>
              <table:table-cell office:value-type="float" office:value="149.453">
                <text:p>149.4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6661">
                <text:p>79.6661</text:p>
              </table:table-cell>
              <table:table-cell office:value-type="float" office:value="149.768">
                <text:p>149.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7936">
                <text:p>79.7936</text:p>
              </table:table-cell>
              <table:table-cell office:value-type="float" office:value="149.098">
                <text:p>149.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9211">
                <text:p>79.9211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.2006">
                <text:p>80.2006</text:p>
              </table:table-cell>
              <table:table-cell office:value-type="float" office:value="150.968">
                <text:p>150.9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6429">
                <text:p>80.6429</text:p>
              </table:table-cell>
              <table:table-cell office:value-type="float" office:value="152.673">
                <text:p>152.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8929">
                <text:p>80.8929</text:p>
              </table:table-cell>
              <table:table-cell office:value-type="float" office:value="154.103">
                <text:p>154.1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2429">
                <text:p>81.2429</text:p>
              </table:table-cell>
              <table:table-cell office:value-type="float" office:value="161.13">
                <text:p>161.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6429">
                <text:p>81.642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.0436">
                <text:p>82.0436</text:p>
              </table:table-cell>
              <table:table-cell office:value-type="float" office:value="168.375">
                <text:p>168.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.4436">
                <text:p>82.4436</text:p>
              </table:table-cell>
              <table:table-cell office:value-type="float" office:value="170.013">
                <text:p>170.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.8437">
                <text:p>82.8437</text:p>
              </table:table-cell>
              <table:table-cell office:value-type="float" office:value="170.92">
                <text:p>170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.0937">
                <text:p>83.0937</text:p>
              </table:table-cell>
              <table:table-cell office:value-type="float" office:value="171.233">
                <text:p>171.2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3449">
                <text:p>83.3449</text:p>
              </table:table-cell>
              <table:table-cell office:value-type="float" office:value="172.825">
                <text:p>172.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5949">
                <text:p>83.5949</text:p>
              </table:table-cell>
              <table:table-cell office:value-type="float" office:value="172.635">
                <text:p>172.6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8449">
                <text:p>83.8449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1922">
                <text:p>84.1922</text:p>
              </table:table-cell>
              <table:table-cell office:value-type="float" office:value="174.92">
                <text:p>174.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4751">
                <text:p>84.4751</text:p>
              </table:table-cell>
              <table:table-cell office:value-type="float" office:value="180.078">
                <text:p>180.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7913">
                <text:p>84.7913</text:p>
              </table:table-cell>
              <table:table-cell office:value-type="float" office:value="182.805">
                <text:p>182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0413">
                <text:p>85.0413</text:p>
              </table:table-cell>
              <table:table-cell office:value-type="float" office:value="184.098">
                <text:p>184.0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.3413">
                <text:p>85.3413</text:p>
              </table:table-cell>
              <table:table-cell office:value-type="float" office:value="185.795">
                <text:p>185.7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413">
                <text:p>85.6413</text:p>
              </table:table-cell>
              <table:table-cell office:value-type="float" office:value="186.77">
                <text:p>186.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.9413">
                <text:p>85.9413</text:p>
              </table:table-cell>
              <table:table-cell office:value-type="float" office:value="187.563">
                <text:p>187.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.2413">
                <text:p>86.2413</text:p>
              </table:table-cell>
              <table:table-cell office:value-type="float" office:value="189.693">
                <text:p>189.6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5413">
                <text:p>86.5413</text:p>
              </table:table-cell>
              <table:table-cell office:value-type="float" office:value="190.455">
                <text:p>190.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8413">
                <text:p>86.8413</text:p>
              </table:table-cell>
              <table:table-cell office:value-type="float" office:value="192.318">
                <text:p>192.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.1413">
                <text:p>87.1413</text:p>
              </table:table-cell>
              <table:table-cell office:value-type="float" office:value="193.173">
                <text:p>193.1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4595">
                <text:p>87.4595</text:p>
              </table:table-cell>
              <table:table-cell office:value-type="float" office:value="193.798">
                <text:p>193.7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7958">
                <text:p>87.7958</text:p>
              </table:table-cell>
              <table:table-cell office:value-type="float" office:value="193.795">
                <text:p>193.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8.2332">
                <text:p>88.2332</text:p>
              </table:table-cell>
              <table:table-cell office:value-type="float" office:value="193.765">
                <text:p>193.7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.5494">
                <text:p>88.5494</text:p>
              </table:table-cell>
              <table:table-cell office:value-type="float" office:value="193.735">
                <text:p>193.7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.9994">
                <text:p>88.9994</text:p>
              </table:table-cell>
              <table:table-cell office:value-type="float" office:value="194.688">
                <text:p>194.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.3947">
                <text:p>89.3947</text:p>
              </table:table-cell>
              <table:table-cell office:value-type="float" office:value="198.59">
                <text:p>198.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6447">
                <text:p>89.6447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.8947">
                <text:p>89.8947</text:p>
              </table:table-cell>
              <table:table-cell office:value-type="float" office:value="199.045">
                <text:p>199.0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.1447">
                <text:p>90.1447</text:p>
              </table:table-cell>
              <table:table-cell office:value-type="float" office:value="199.038">
                <text:p>199.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4697">
                <text:p>90.46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7197">
                <text:p>90.71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9697">
                <text:p>90.9697</text:p>
              </table:table-cell>
              <table:table-cell office:value-type="float" office:value="199.735">
                <text:p>199.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.2197">
                <text:p>91.2197</text:p>
              </table:table-cell>
              <table:table-cell office:value-type="float" office:value="199.553">
                <text:p>199.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5197">
                <text:p>91.5197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7947">
                <text:p>91.7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.0447">
                <text:p>92.0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.2947">
                <text:p>92.2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.5447">
                <text:p>92.5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8447">
                <text:p>92.8447</text:p>
              </table:table-cell>
              <table:table-cell office:value-type="float" office:value="200.243">
                <text:p>200.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.1947">
                <text:p>93.1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4947">
                <text:p>93.4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8447">
                <text:p>93.8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4.1447">
                <text:p>94.1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5447">
                <text:p>94.5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.7447">
                <text:p>94.7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.0139">
                <text:p>95.0139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.2832">
                <text:p>95.28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6332">
                <text:p>95.63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9832">
                <text:p>95.9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8832">
                <text:p>96.8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.1332">
                <text:p>97.1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.3704">
                <text:p>97.3704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.6238">
                <text:p>97.6238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.8931">
                <text:p>97.8931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8.1857">
                <text:p>98.185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4107">
                <text:p>98.410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7117">
                <text:p>98.7117</text:p>
              </table:table-cell>
              <table:table-cell office:value-type="float" office:value="201.378">
                <text:p>201.3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7117">
                <text:p>98.7117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1389">
                <text:p>99.13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689">
                <text:p>99.36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7689">
                <text:p>99.768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.039">
                <text:p>100.03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.397">
                <text:p>100.397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.701">
                <text:p>100.70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.908">
                <text:p>100.90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.131">
                <text:p>101.13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363">
                <text:p>101.363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.664">
                <text:p>101.6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.264">
                <text:p>102.2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614">
                <text:p>102.61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82">
                <text:p>102.82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.191">
                <text:p>103.19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.431">
                <text:p>103.43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.785">
                <text:p>103.7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4.585">
                <text:p>104.5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.147">
                <text:p>105.14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5.451">
                <text:p>105.45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507">
                <text:p>105.50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.061">
                <text:p>106.0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241">
                <text:p>106.2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761">
                <text:p>106.7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.046">
                <text:p>107.04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.284">
                <text:p>107.28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521">
                <text:p>107.52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7.971">
                <text:p>107.97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8.24">
                <text:p>108.2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.576">
                <text:p>108.5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8.876">
                <text:p>108.8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9.237">
                <text:p>109.23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.541">
                <text:p>109.5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0.358">
                <text:p>110.358</text:p>
              </table:table-cell>
              <table:table-cell office:value-type="float" office:value="203.223">
                <text:p>203.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.723">
                <text:p>110.723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.936">
                <text:p>110.93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.186">
                <text:p>111.18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.477">
                <text:p>111.477</text:p>
              </table:table-cell>
              <table:table-cell office:value-type="float" office:value="203.198">
                <text:p>203.1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.747">
                <text:p>111.7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.072">
                <text:p>112.0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.572">
                <text:p>112.5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.097">
                <text:p>113.0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.547">
                <text:p>113.5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4.197">
                <text:p>114.1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.847">
                <text:p>114.8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.126">
                <text:p>115.126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.621">
                <text:p>115.62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.871">
                <text:p>115.87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6.521">
                <text:p>116.521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.745">
                <text:p>116.745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.31">
                <text:p>117.31</text:p>
              </table:table-cell>
              <table:table-cell office:value-type="float" office:value="203.005">
                <text:p>203.0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658">
                <text:p>117.658</text:p>
              </table:table-cell>
              <table:table-cell office:value-type="float" office:value="202.88">
                <text:p>202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8.058">
                <text:p>118.058</text:p>
              </table:table-cell>
              <table:table-cell office:value-type="float" office:value="202.883">
                <text:p>202.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8.367">
                <text:p>118.367</text:p>
              </table:table-cell>
              <table:table-cell office:value-type="float" office:value="202.888">
                <text:p>202.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.704">
                <text:p>118.704</text:p>
              </table:table-cell>
              <table:table-cell office:value-type="float" office:value="202.898">
                <text:p>202.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.987">
                <text:p>118.987</text:p>
              </table:table-cell>
              <table:table-cell office:value-type="float" office:value="203.205">
                <text:p>203.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.414">
                <text:p>119.414</text:p>
              </table:table-cell>
              <table:table-cell office:value-type="float" office:value="202.908">
                <text:p>202.9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.314">
                <text:p>120.314</text:p>
              </table:table-cell>
              <table:table-cell office:value-type="float" office:value="205.118">
                <text:p>205.1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.757">
                <text:p>120.757</text:p>
              </table:table-cell>
              <table:table-cell office:value-type="float" office:value="205.683">
                <text:p>205.6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.082">
                <text:p>121.082</text:p>
              </table:table-cell>
              <table:table-cell office:value-type="float" office:value="205.68">
                <text:p>205.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.082">
                <text:p>121.082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.382">
                <text:p>121.382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.976">
                <text:p>121.976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2.226">
                <text:p>122.226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3.247">
                <text:p>123.247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.597">
                <text:p>123.597</text:p>
              </table:table-cell>
              <table:table-cell office:value-type="float" office:value="208.258">
                <text:p>208.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.947">
                <text:p>123.947</text:p>
              </table:table-cell>
              <table:table-cell office:value-type="float" office:value="208.695">
                <text:p>208.6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4.322">
                <text:p>124.322</text:p>
              </table:table-cell>
              <table:table-cell office:value-type="float" office:value="209.29">
                <text:p>209.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.622">
                <text:p>124.622</text:p>
              </table:table-cell>
              <table:table-cell office:value-type="float" office:value="209.208">
                <text:p>209.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.622">
                <text:p>124.622</text:p>
              </table:table-cell>
              <table:table-cell office:value-type="float" office:value="210.15">
                <text:p>210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.272">
                <text:p>125.272</text:p>
              </table:table-cell>
              <table:table-cell office:value-type="float" office:value="214.453">
                <text:p>214.4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.572">
                <text:p>125.572</text:p>
              </table:table-cell>
              <table:table-cell office:value-type="float" office:value="215.77">
                <text:p>215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5.922">
                <text:p>125.922</text:p>
              </table:table-cell>
              <table:table-cell office:value-type="float" office:value="217.995">
                <text:p>217.9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.322">
                <text:p>126.322</text:p>
              </table:table-cell>
              <table:table-cell office:value-type="float" office:value="219.953">
                <text:p>219.9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6.322">
                <text:p>126.322</text:p>
              </table:table-cell>
              <table:table-cell office:value-type="float" office:value="221.655">
                <text:p>221.6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7.022">
                <text:p>127.022</text:p>
              </table:table-cell>
              <table:table-cell office:value-type="float" office:value="223.553">
                <text:p>223.5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322">
                <text:p>127.322</text:p>
              </table:table-cell>
              <table:table-cell office:value-type="float" office:value="229.108">
                <text:p>229.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322">
                <text:p>127.322</text:p>
              </table:table-cell>
              <table:table-cell office:value-type="float" office:value="232.97">
                <text:p>232.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8.022">
                <text:p>128.022</text:p>
              </table:table-cell>
              <table:table-cell office:value-type="float" office:value="234.948">
                <text:p>234.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.022">
                <text:p>128.022</text:p>
              </table:table-cell>
              <table:table-cell office:value-type="float" office:value="236.45">
                <text:p>236.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.507">
                <text:p>128.5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.957">
                <text:p>128.95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9.307">
                <text:p>129.3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9.568">
                <text:p>129.568</text:p>
              </table:table-cell>
              <table:table-cell office:value-type="float" office:value="235.9">
                <text:p>235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.632">
                <text:p>130.63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.982">
                <text:p>130.98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.282">
                <text:p>131.282</text:p>
              </table:table-cell>
              <table:table-cell office:value-type="float" office:value="236.778">
                <text:p>236.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.282">
                <text:p>131.282</text:p>
              </table:table-cell>
              <table:table-cell office:value-type="float" office:value="237.483">
                <text:p>237.4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.895">
                <text:p>131.895</text:p>
              </table:table-cell>
              <table:table-cell office:value-type="float" office:value="245.235">
                <text:p>245.2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.895">
                <text:p>131.895</text:p>
              </table:table-cell>
              <table:table-cell office:value-type="float" office:value="246.338">
                <text:p>246.3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.561">
                <text:p>132.561</text:p>
              </table:table-cell>
              <table:table-cell office:value-type="float" office:value="245.483">
                <text:p>245.4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.811">
                <text:p>132.811</text:p>
              </table:table-cell>
              <table:table-cell office:value-type="float" office:value="247.318">
                <text:p>247.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.111">
                <text:p>133.111</text:p>
              </table:table-cell>
              <table:table-cell office:value-type="float" office:value="248.778">
                <text:p>248.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.411">
                <text:p>133.411</text:p>
              </table:table-cell>
              <table:table-cell office:value-type="float" office:value="250.268">
                <text:p>250.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.711">
                <text:p>133.711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4.061">
                <text:p>134.061</text:p>
              </table:table-cell>
              <table:table-cell office:value-type="float" office:value="253.115">
                <text:p>253.1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.411">
                <text:p>134.411</text:p>
              </table:table-cell>
              <table:table-cell office:value-type="float" office:value="254.728">
                <text:p>254.7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.711">
                <text:p>134.711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5.011">
                <text:p>135.011</text:p>
              </table:table-cell>
              <table:table-cell office:value-type="float" office:value="256.555">
                <text:p>256.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.311">
                <text:p>135.311</text:p>
              </table:table-cell>
              <table:table-cell office:value-type="float" office:value="257.36">
                <text:p>257.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637">
                <text:p>135.637</text:p>
              </table:table-cell>
              <table:table-cell office:value-type="float" office:value="258.038">
                <text:p>258.0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.937">
                <text:p>135.937</text:p>
              </table:table-cell>
              <table:table-cell office:value-type="float" office:value="258.668">
                <text:p>258.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6.237">
                <text:p>136.237</text:p>
              </table:table-cell>
              <table:table-cell office:value-type="float" office:value="259.213">
                <text:p>259.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.573">
                <text:p>136.573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6.923">
                <text:p>136.923</text:p>
              </table:table-cell>
              <table:table-cell office:value-type="float" office:value="260.293">
                <text:p>260.2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7.298">
                <text:p>137.298</text:p>
              </table:table-cell>
              <table:table-cell office:value-type="float" office:value="262.705">
                <text:p>262.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.573">
                <text:p>137.573</text:p>
              </table:table-cell>
              <table:table-cell office:value-type="float" office:value="262.703">
                <text:p>262.7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7.798">
                <text:p>137.798</text:p>
              </table:table-cell>
              <table:table-cell office:value-type="float" office:value="262.673">
                <text:p>262.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.798">
                <text:p>137.798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.223">
                <text:p>138.2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8.523">
                <text:p>138.5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.823">
                <text:p>138.8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9.073">
                <text:p>139.0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.373">
                <text:p>139.3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.623">
                <text:p>139.6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9.923">
                <text:p>139.9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.225">
                <text:p>140.225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.475">
                <text:p>140.475</text:p>
              </table:table-cell>
              <table:table-cell office:value-type="float" office:value="263.058">
                <text:p>263.0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0.475">
                <text:p>140.475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1.124">
                <text:p>141.124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.799">
                <text:p>141.799</text:p>
              </table:table-cell>
              <table:table-cell office:value-type="float" office:value="260.785">
                <text:p>260.7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2.081">
                <text:p>142.081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2.407">
                <text:p>142.407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.667">
                <text:p>142.667</text:p>
              </table:table-cell>
              <table:table-cell office:value-type="float" office:value="260.738">
                <text:p>260.7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3.026">
                <text:p>143.02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.263">
                <text:p>143.263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566">
                <text:p>143.56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966">
                <text:p>143.966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.267">
                <text:p>144.267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.918">
                <text:p>144.918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.561">
                <text:p>145.561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911">
                <text:p>145.911</text:p>
              </table:table-cell>
              <table:table-cell office:value-type="float" office:value="260.678">
                <text:p>260.6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.336">
                <text:p>146.336</text:p>
              </table:table-cell>
              <table:table-cell office:value-type="float" office:value="260.683">
                <text:p>260.6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.64">
                <text:p>146.64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.94">
                <text:p>146.94</text:p>
              </table:table-cell>
              <table:table-cell office:value-type="float" office:value="260.705">
                <text:p>260.7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7.225">
                <text:p>147.225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.48">
                <text:p>147.48</text:p>
              </table:table-cell>
              <table:table-cell office:value-type="float" office:value="260.703">
                <text:p>260.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